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1.094cm" svg:height="12.94cm" svg:x="11.872cm" svg:y="0.356cm">
            <draw:object draw:notify-on-update-of-ranges="Sheet1.A1:Sheet1.A200 Sheet1.B1:Sheet1.B200 Sheet1.A1:Sheet1.A200 Sheet1.E1:Sheet1.E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9.9">
            <text:p>-9,9</text:p>
          </table:table-cell>
          <table:table-cell office:value-type="float" office:value="-1.892883">
            <text:p>-1,892883</text:p>
          </table:table-cell>
          <table:table-cell/>
          <table:table-cell office:value-type="float" office:value="-9.9">
            <text:p>-9,9</text:p>
          </table:table-cell>
          <table:table-cell office:value-type="float" office:value="1.159185">
            <text:p>1,159185</text:p>
          </table:table-cell>
        </table:table-row>
        <table:table-row table:style-name="ro1">
          <table:table-cell office:value-type="float" office:value="-9.8">
            <text:p>-9,8</text:p>
          </table:table-cell>
          <table:table-cell office:value-type="float" office:value="5.581052">
            <text:p>5,581052</text:p>
          </table:table-cell>
          <table:table-cell/>
          <table:table-cell office:value-type="float" office:value="-9.8">
            <text:p>-9,8</text:p>
          </table:table-cell>
          <table:table-cell office:value-type="float" office:value="0.61247">
            <text:p>0,61247</text:p>
          </table:table-cell>
        </table:table-row>
        <table:table-row table:style-name="ro1">
          <table:table-cell office:value-type="float" office:value="-9.7">
            <text:p>-9,7</text:p>
          </table:table-cell>
          <table:table-cell office:value-type="float" office:value="0.072876">
            <text:p>0,072876</text:p>
          </table:table-cell>
          <table:table-cell/>
          <table:table-cell office:value-type="float" office:value="-9.7">
            <text:p>-9,7</text:p>
          </table:table-cell>
          <table:table-cell office:value-type="float" office:value="2.317211">
            <text:p>2,317211</text:p>
          </table:table-cell>
        </table:table-row>
        <table:table-row table:style-name="ro1">
          <table:table-cell office:value-type="float" office:value="-9.6">
            <text:p>-9,6</text:p>
          </table:table-cell>
          <table:table-cell office:value-type="float" office:value="0.244724">
            <text:p>0,244724</text:p>
          </table:table-cell>
          <table:table-cell/>
          <table:table-cell office:value-type="float" office:value="-9.6">
            <text:p>-9,6</text:p>
          </table:table-cell>
          <table:table-cell office:value-type="float" office:value="1.168216">
            <text:p>1,168216</text:p>
          </table:table-cell>
        </table:table-row>
        <table:table-row table:style-name="ro1">
          <table:table-cell office:value-type="float" office:value="-9.5">
            <text:p>-9,5</text:p>
          </table:table-cell>
          <table:table-cell office:value-type="float" office:value="-2.813028">
            <text:p>-2,813028</text:p>
          </table:table-cell>
          <table:table-cell/>
          <table:table-cell office:value-type="float" office:value="-9.5">
            <text:p>-9,5</text:p>
          </table:table-cell>
          <table:table-cell office:value-type="float" office:value="-2.385732">
            <text:p>-2,385732</text:p>
          </table:table-cell>
        </table:table-row>
        <table:table-row table:style-name="ro1">
          <table:table-cell office:value-type="float" office:value="-9.4">
            <text:p>-9,4</text:p>
          </table:table-cell>
          <table:table-cell office:value-type="float" office:value="0.226804">
            <text:p>0,226804</text:p>
          </table:table-cell>
          <table:table-cell/>
          <table:table-cell office:value-type="float" office:value="-9.4">
            <text:p>-9,4</text:p>
          </table:table-cell>
          <table:table-cell office:value-type="float" office:value="-0.202993">
            <text:p>-0,202993</text:p>
          </table:table-cell>
        </table:table-row>
        <table:table-row table:style-name="ro1">
          <table:table-cell office:value-type="float" office:value="-9.3">
            <text:p>-9,3</text:p>
          </table:table-cell>
          <table:table-cell office:value-type="float" office:value="-2.128109">
            <text:p>-2,128109</text:p>
          </table:table-cell>
          <table:table-cell/>
          <table:table-cell office:value-type="float" office:value="-9.3">
            <text:p>-9,3</text:p>
          </table:table-cell>
          <table:table-cell office:value-type="float" office:value="-2.406238">
            <text:p>-2,406238</text:p>
          </table:table-cell>
        </table:table-row>
        <table:table-row table:style-name="ro1">
          <table:table-cell office:value-type="float" office:value="-9.2">
            <text:p>-9,2</text:p>
          </table:table-cell>
          <table:table-cell office:value-type="float" office:value="-1.789615">
            <text:p>-1,789615</text:p>
          </table:table-cell>
          <table:table-cell/>
          <table:table-cell office:value-type="float" office:value="-9.2">
            <text:p>-9,2</text:p>
          </table:table-cell>
          <table:table-cell office:value-type="float" office:value="1.998038">
            <text:p>1,998038</text:p>
          </table:table-cell>
        </table:table-row>
        <table:table-row table:style-name="ro1">
          <table:table-cell office:value-type="float" office:value="-9.1">
            <text:p>-9,1</text:p>
          </table:table-cell>
          <table:table-cell office:value-type="float" office:value="2.318529">
            <text:p>2,318529</text:p>
          </table:table-cell>
          <table:table-cell/>
          <table:table-cell office:value-type="float" office:value="-9.1">
            <text:p>-9,1</text:p>
          </table:table-cell>
          <table:table-cell office:value-type="float" office:value="3.30593">
            <text:p>3,30593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.124174">
            <text:p>-1,124174</text:p>
          </table:table-cell>
          <table:table-cell/>
          <table:table-cell office:value-type="float" office:value="-9">
            <text:p>-9</text:p>
          </table:table-cell>
          <table:table-cell office:value-type="float" office:value="-1.867162">
            <text:p>-1,867162</text:p>
          </table:table-cell>
        </table:table-row>
        <table:table-row table:style-name="ro1">
          <table:table-cell office:value-type="float" office:value="-8.9">
            <text:p>-8,9</text:p>
          </table:table-cell>
          <table:table-cell office:value-type="float" office:value="-1.06308">
            <text:p>-1,06308</text:p>
          </table:table-cell>
          <table:table-cell/>
          <table:table-cell office:value-type="float" office:value="-8.9">
            <text:p>-8,9</text:p>
          </table:table-cell>
          <table:table-cell office:value-type="float" office:value="-1.04865">
            <text:p>-1,04865</text:p>
          </table:table-cell>
        </table:table-row>
        <table:table-row table:style-name="ro1">
          <table:table-cell office:value-type="float" office:value="-8.8">
            <text:p>-8,8</text:p>
          </table:table-cell>
          <table:table-cell office:value-type="float" office:value="-1.205062">
            <text:p>-1,205062</text:p>
          </table:table-cell>
          <table:table-cell/>
          <table:table-cell office:value-type="float" office:value="-8.8">
            <text:p>-8,8</text:p>
          </table:table-cell>
          <table:table-cell office:value-type="float" office:value="-1.500276">
            <text:p>-1,500276</text:p>
          </table:table-cell>
        </table:table-row>
        <table:table-row table:style-name="ro1">
          <table:table-cell office:value-type="float" office:value="-8.7">
            <text:p>-8,7</text:p>
          </table:table-cell>
          <table:table-cell office:value-type="float" office:value="-3.13569">
            <text:p>-3,13569</text:p>
          </table:table-cell>
          <table:table-cell/>
          <table:table-cell office:value-type="float" office:value="-8.7">
            <text:p>-8,7</text:p>
          </table:table-cell>
          <table:table-cell office:value-type="float" office:value="-3.498506">
            <text:p>-3,498506</text:p>
          </table:table-cell>
        </table:table-row>
        <table:table-row table:style-name="ro1">
          <table:table-cell office:value-type="float" office:value="-8.6">
            <text:p>-8,6</text:p>
          </table:table-cell>
          <table:table-cell office:value-type="float" office:value="0.436333">
            <text:p>0,436333</text:p>
          </table:table-cell>
          <table:table-cell/>
          <table:table-cell office:value-type="float" office:value="-8.6">
            <text:p>-8,6</text:p>
          </table:table-cell>
          <table:table-cell office:value-type="float" office:value="0.985207">
            <text:p>0,985207</text:p>
          </table:table-cell>
        </table:table-row>
        <table:table-row table:style-name="ro1">
          <table:table-cell office:value-type="float" office:value="-8.5">
            <text:p>-8,5</text:p>
          </table:table-cell>
          <table:table-cell office:value-type="float" office:value="-0.045238">
            <text:p>-0,045238</text:p>
          </table:table-cell>
          <table:table-cell/>
          <table:table-cell office:value-type="float" office:value="-8.5">
            <text:p>-8,5</text:p>
          </table:table-cell>
          <table:table-cell office:value-type="float" office:value="-4.547577">
            <text:p>-4,547577</text:p>
          </table:table-cell>
        </table:table-row>
        <table:table-row table:style-name="ro1">
          <table:table-cell office:value-type="float" office:value="-8.4">
            <text:p>-8,4</text:p>
          </table:table-cell>
          <table:table-cell office:value-type="float" office:value="0.027906">
            <text:p>0,027906</text:p>
          </table:table-cell>
          <table:table-cell/>
          <table:table-cell office:value-type="float" office:value="-8.4">
            <text:p>-8,4</text:p>
          </table:table-cell>
          <table:table-cell office:value-type="float" office:value="3.310345">
            <text:p>3,310345</text:p>
          </table:table-cell>
        </table:table-row>
        <table:table-row table:style-name="ro1">
          <table:table-cell office:value-type="float" office:value="-8.3">
            <text:p>-8,3</text:p>
          </table:table-cell>
          <table:table-cell office:value-type="float" office:value="1.041766">
            <text:p>1,041766</text:p>
          </table:table-cell>
          <table:table-cell/>
          <table:table-cell office:value-type="float" office:value="-8.3">
            <text:p>-8,3</text:p>
          </table:table-cell>
          <table:table-cell office:value-type="float" office:value="2.480121">
            <text:p>2,480121</text:p>
          </table:table-cell>
        </table:table-row>
        <table:table-row table:style-name="ro1">
          <table:table-cell office:value-type="float" office:value="-8.2">
            <text:p>-8,2</text:p>
          </table:table-cell>
          <table:table-cell office:value-type="float" office:value="-2.261997">
            <text:p>-2,261997</text:p>
          </table:table-cell>
          <table:table-cell/>
          <table:table-cell office:value-type="float" office:value="-8.2">
            <text:p>-8,2</text:p>
          </table:table-cell>
          <table:table-cell office:value-type="float" office:value="0.060741">
            <text:p>0,060741</text:p>
          </table:table-cell>
        </table:table-row>
        <table:table-row table:style-name="ro1">
          <table:table-cell office:value-type="float" office:value="-8.1">
            <text:p>-8,1</text:p>
          </table:table-cell>
          <table:table-cell office:value-type="float" office:value="-1.675804">
            <text:p>-1,675804</text:p>
          </table:table-cell>
          <table:table-cell/>
          <table:table-cell office:value-type="float" office:value="-8.1">
            <text:p>-8,1</text:p>
          </table:table-cell>
          <table:table-cell office:value-type="float" office:value="-2.275606">
            <text:p>-2,275606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041961">
            <text:p>0,041961</text:p>
          </table:table-cell>
          <table:table-cell/>
          <table:table-cell office:value-type="float" office:value="-8">
            <text:p>-8</text:p>
          </table:table-cell>
          <table:table-cell office:value-type="float" office:value="2.48948">
            <text:p>2,48948</text:p>
          </table:table-cell>
        </table:table-row>
        <table:table-row table:style-name="ro1">
          <table:table-cell office:value-type="float" office:value="-7.9">
            <text:p>-7,9</text:p>
          </table:table-cell>
          <table:table-cell office:value-type="float" office:value="-1.816889">
            <text:p>-1,816889</text:p>
          </table:table-cell>
          <table:table-cell/>
          <table:table-cell office:value-type="float" office:value="-7.9">
            <text:p>-7,9</text:p>
          </table:table-cell>
          <table:table-cell office:value-type="float" office:value="3.853606">
            <text:p>3,853606</text:p>
          </table:table-cell>
        </table:table-row>
        <table:table-row table:style-name="ro1">
          <table:table-cell office:value-type="float" office:value="-7.8">
            <text:p>-7,8</text:p>
          </table:table-cell>
          <table:table-cell office:value-type="float" office:value="-2.02168">
            <text:p>-2,02168</text:p>
          </table:table-cell>
          <table:table-cell/>
          <table:table-cell office:value-type="float" office:value="-7.8">
            <text:p>-7,8</text:p>
          </table:table-cell>
          <table:table-cell office:value-type="float" office:value="2.191003">
            <text:p>2,191003</text:p>
          </table:table-cell>
        </table:table-row>
        <table:table-row table:style-name="ro1">
          <table:table-cell office:value-type="float" office:value="-7.7">
            <text:p>-7,7</text:p>
          </table:table-cell>
          <table:table-cell office:value-type="float" office:value="-0.60513">
            <text:p>-0,60513</text:p>
          </table:table-cell>
          <table:table-cell/>
          <table:table-cell office:value-type="float" office:value="-7.7">
            <text:p>-7,7</text:p>
          </table:table-cell>
          <table:table-cell office:value-type="float" office:value="-2.01199">
            <text:p>-2,01199</text:p>
          </table:table-cell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-1.57675">
            <text:p>-1,57675</text:p>
          </table:table-cell>
          <table:table-cell/>
          <table:table-cell office:value-type="float" office:value="-7.6">
            <text:p>-7,6</text:p>
          </table:table-cell>
          <table:table-cell office:value-type="float" office:value="0.225105">
            <text:p>0,225105</text:p>
          </table:table-cell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-0.283285">
            <text:p>-0,283285</text:p>
          </table:table-cell>
          <table:table-cell/>
          <table:table-cell office:value-type="float" office:value="-7.5">
            <text:p>-7,5</text:p>
          </table:table-cell>
          <table:table-cell office:value-type="float" office:value="-0.545269">
            <text:p>-0,545269</text:p>
          </table:table-cell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57374">
            <text:p>0,57374</text:p>
          </table:table-cell>
          <table:table-cell/>
          <table:table-cell office:value-type="float" office:value="-7.4">
            <text:p>-7,4</text:p>
          </table:table-cell>
          <table:table-cell office:value-type="float" office:value="1.083692">
            <text:p>1,083692</text:p>
          </table:table-cell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1.811358">
            <text:p>1,811358</text:p>
          </table:table-cell>
          <table:table-cell/>
          <table:table-cell office:value-type="float" office:value="-7.3">
            <text:p>-7,3</text:p>
          </table:table-cell>
          <table:table-cell office:value-type="float" office:value="-2.842758">
            <text:p>-2,842758</text:p>
          </table:table-cell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2.519676">
            <text:p>2,519676</text:p>
          </table:table-cell>
          <table:table-cell/>
          <table:table-cell office:value-type="float" office:value="-7.2">
            <text:p>-7,2</text:p>
          </table:table-cell>
          <table:table-cell office:value-type="float" office:value="-0.63001">
            <text:p>-0,63001</text:p>
          </table:table-cell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921642">
            <text:p>0,921642</text:p>
          </table:table-cell>
          <table:table-cell/>
          <table:table-cell office:value-type="float" office:value="-7.1">
            <text:p>-7,1</text:p>
          </table:table-cell>
          <table:table-cell office:value-type="float" office:value="-1.297449">
            <text:p>-1,297449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1.127061">
            <text:p>1,127061</text:p>
          </table:table-cell>
          <table:table-cell/>
          <table:table-cell office:value-type="float" office:value="-7">
            <text:p>-7</text:p>
          </table:table-cell>
          <table:table-cell office:value-type="float" office:value="-2.83987">
            <text:p>-2,83987</text:p>
          </table:table-cell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274051">
            <text:p>0,274051</text:p>
          </table:table-cell>
          <table:table-cell/>
          <table:table-cell office:value-type="float" office:value="-6.9">
            <text:p>-6,9</text:p>
          </table:table-cell>
          <table:table-cell office:value-type="float" office:value="-1.17302">
            <text:p>-1,17302</text:p>
          </table:table-cell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161755">
            <text:p>0,161755</text:p>
          </table:table-cell>
          <table:table-cell/>
          <table:table-cell office:value-type="float" office:value="-6.8">
            <text:p>-6,8</text:p>
          </table:table-cell>
          <table:table-cell office:value-type="float" office:value="4.267481">
            <text:p>4,267481</text:p>
          </table:table-cell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-0.969425">
            <text:p>-0,969425</text:p>
          </table:table-cell>
          <table:table-cell/>
          <table:table-cell office:value-type="float" office:value="-6.7">
            <text:p>-6,7</text:p>
          </table:table-cell>
          <table:table-cell office:value-type="float" office:value="-2.483912">
            <text:p>-2,483912</text:p>
          </table:table-cell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-1.29702">
            <text:p>-1,29702</text:p>
          </table:table-cell>
          <table:table-cell/>
          <table:table-cell office:value-type="float" office:value="-6.6">
            <text:p>-6,6</text:p>
          </table:table-cell>
          <table:table-cell office:value-type="float" office:value="-2.318291">
            <text:p>-2,318291</text:p>
          </table:table-cell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2.340641">
            <text:p>2,340641</text:p>
          </table:table-cell>
          <table:table-cell/>
          <table:table-cell office:value-type="float" office:value="-6.5">
            <text:p>-6,5</text:p>
          </table:table-cell>
          <table:table-cell office:value-type="float" office:value="1.817918">
            <text:p>1,817918</text:p>
          </table:table-cell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480322">
            <text:p>0,480322</text:p>
          </table:table-cell>
          <table:table-cell/>
          <table:table-cell office:value-type="float" office:value="-6.4">
            <text:p>-6,4</text:p>
          </table:table-cell>
          <table:table-cell office:value-type="float" office:value="1.769998">
            <text:p>1,769998</text:p>
          </table:table-cell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2.458877">
            <text:p>2,458877</text:p>
          </table:table-cell>
          <table:table-cell/>
          <table:table-cell office:value-type="float" office:value="-6.3">
            <text:p>-6,3</text:p>
          </table:table-cell>
          <table:table-cell office:value-type="float" office:value="1.505153">
            <text:p>1,505153</text:p>
          </table:table-cell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-2.802863">
            <text:p>-2,802863</text:p>
          </table:table-cell>
          <table:table-cell/>
          <table:table-cell office:value-type="float" office:value="-6.2">
            <text:p>-6,2</text:p>
          </table:table-cell>
          <table:table-cell office:value-type="float" office:value="0.821691">
            <text:p>0,821691</text:p>
          </table:table-cell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5.433889">
            <text:p>5,433889</text:p>
          </table:table-cell>
          <table:table-cell/>
          <table:table-cell office:value-type="float" office:value="-6.1">
            <text:p>-6,1</text:p>
          </table:table-cell>
          <table:table-cell office:value-type="float" office:value="1.774232">
            <text:p>1,774232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3.047207">
            <text:p>3,047207</text:p>
          </table:table-cell>
          <table:table-cell/>
          <table:table-cell office:value-type="float" office:value="-6">
            <text:p>-6</text:p>
          </table:table-cell>
          <table:table-cell office:value-type="float" office:value="1.296173">
            <text:p>1,296173</text:p>
          </table:table-cell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3.896889">
            <text:p>3,896889</text:p>
          </table:table-cell>
          <table:table-cell/>
          <table:table-cell office:value-type="float" office:value="-5.9">
            <text:p>-5,9</text:p>
          </table:table-cell>
          <table:table-cell office:value-type="float" office:value="-0.651995">
            <text:p>-0,651995</text:p>
          </table:table-cell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789429">
            <text:p>0,789429</text:p>
          </table:table-cell>
          <table:table-cell/>
          <table:table-cell office:value-type="float" office:value="-5.8">
            <text:p>-5,8</text:p>
          </table:table-cell>
          <table:table-cell office:value-type="float" office:value="-0.836181">
            <text:p>-0,836181</text:p>
          </table:table-cell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3.146716">
            <text:p>3,146716</text:p>
          </table:table-cell>
          <table:table-cell/>
          <table:table-cell office:value-type="float" office:value="-5.7">
            <text:p>-5,7</text:p>
          </table:table-cell>
          <table:table-cell office:value-type="float" office:value="-1.92705">
            <text:p>-1,92705</text:p>
          </table:table-cell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3.908554">
            <text:p>3,908554</text:p>
          </table:table-cell>
          <table:table-cell/>
          <table:table-cell office:value-type="float" office:value="-5.6">
            <text:p>-5,6</text:p>
          </table:table-cell>
          <table:table-cell office:value-type="float" office:value="-3.786291">
            <text:p>-3,786291</text:p>
          </table:table-cell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1.622528">
            <text:p>1,622528</text:p>
          </table:table-cell>
          <table:table-cell/>
          <table:table-cell office:value-type="float" office:value="-5.5">
            <text:p>-5,5</text:p>
          </table:table-cell>
          <table:table-cell office:value-type="float" office:value="0.529464">
            <text:p>0,529464</text:p>
          </table:table-cell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2.534795">
            <text:p>2,534795</text:p>
          </table:table-cell>
          <table:table-cell/>
          <table:table-cell office:value-type="float" office:value="-5.4">
            <text:p>-5,4</text:p>
          </table:table-cell>
          <table:table-cell office:value-type="float" office:value="-0.038012">
            <text:p>-0,038012</text:p>
          </table:table-cell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6.493069">
            <text:p>6,493069</text:p>
          </table:table-cell>
          <table:table-cell/>
          <table:table-cell office:value-type="float" office:value="-5.3">
            <text:p>-5,3</text:p>
          </table:table-cell>
          <table:table-cell office:value-type="float" office:value="2.312339">
            <text:p>2,312339</text:p>
          </table:table-cell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2.330543">
            <text:p>2,330543</text:p>
          </table:table-cell>
          <table:table-cell/>
          <table:table-cell office:value-type="float" office:value="-5.2">
            <text:p>-5,2</text:p>
          </table:table-cell>
          <table:table-cell office:value-type="float" office:value="3.911869">
            <text:p>3,911869</text:p>
          </table:table-cell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5.549191">
            <text:p>5,549191</text:p>
          </table:table-cell>
          <table:table-cell/>
          <table:table-cell office:value-type="float" office:value="-5.1">
            <text:p>-5,1</text:p>
          </table:table-cell>
          <table:table-cell office:value-type="float" office:value="-0.547237">
            <text:p>-0,547237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6.269488">
            <text:p>6,269488</text:p>
          </table:table-cell>
          <table:table-cell/>
          <table:table-cell office:value-type="float" office:value="-5">
            <text:p>-5</text:p>
          </table:table-cell>
          <table:table-cell office:value-type="float" office:value="0.223072">
            <text:p>0,223072</text:p>
          </table:table-cell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5.284245">
            <text:p>5,284245</text:p>
          </table:table-cell>
          <table:table-cell/>
          <table:table-cell office:value-type="float" office:value="-4.9">
            <text:p>-4,9</text:p>
          </table:table-cell>
          <table:table-cell office:value-type="float" office:value="-2.156115">
            <text:p>-2,156115</text:p>
          </table:table-cell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8.444676">
            <text:p>8,444676</text:p>
          </table:table-cell>
          <table:table-cell/>
          <table:table-cell office:value-type="float" office:value="-4.8">
            <text:p>-4,8</text:p>
          </table:table-cell>
          <table:table-cell office:value-type="float" office:value="-1.075859">
            <text:p>-1,075859</text:p>
          </table:table-cell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10.336116">
            <text:p>10,336116</text:p>
          </table:table-cell>
          <table:table-cell/>
          <table:table-cell office:value-type="float" office:value="-4.7">
            <text:p>-4,7</text:p>
          </table:table-cell>
          <table:table-cell office:value-type="float" office:value="2.766102">
            <text:p>2,766102</text:p>
          </table:table-cell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9.013792">
            <text:p>9,013792</text:p>
          </table:table-cell>
          <table:table-cell/>
          <table:table-cell office:value-type="float" office:value="-4.6">
            <text:p>-4,6</text:p>
          </table:table-cell>
          <table:table-cell office:value-type="float" office:value="-3.580143">
            <text:p>-3,580143</text:p>
          </table:table-cell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9.34516">
            <text:p>9,34516</text:p>
          </table:table-cell>
          <table:table-cell/>
          <table:table-cell office:value-type="float" office:value="-4.5">
            <text:p>-4,5</text:p>
          </table:table-cell>
          <table:table-cell office:value-type="float" office:value="1.183014">
            <text:p>1,183014</text:p>
          </table:table-cell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10.760556">
            <text:p>10,760556</text:p>
          </table:table-cell>
          <table:table-cell/>
          <table:table-cell office:value-type="float" office:value="-4.4">
            <text:p>-4,4</text:p>
          </table:table-cell>
          <table:table-cell office:value-type="float" office:value="-2.822484">
            <text:p>-2,822484</text:p>
          </table:table-cell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13.833339">
            <text:p>13,833339</text:p>
          </table:table-cell>
          <table:table-cell/>
          <table:table-cell office:value-type="float" office:value="-4.3">
            <text:p>-4,3</text:p>
          </table:table-cell>
          <table:table-cell office:value-type="float" office:value="4.588289">
            <text:p>4,588289</text:p>
          </table:table-cell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12.82553">
            <text:p>12,82553</text:p>
          </table:table-cell>
          <table:table-cell/>
          <table:table-cell office:value-type="float" office:value="-4.2">
            <text:p>-4,2</text:p>
          </table:table-cell>
          <table:table-cell office:value-type="float" office:value="1.200328">
            <text:p>1,200328</text:p>
          </table:table-cell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15.810972">
            <text:p>15,810972</text:p>
          </table:table-cell>
          <table:table-cell/>
          <table:table-cell office:value-type="float" office:value="-4.1">
            <text:p>-4,1</text:p>
          </table:table-cell>
          <table:table-cell office:value-type="float" office:value="-2.082093">
            <text:p>-2,082093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1.500205">
            <text:p>21,500205</text:p>
          </table:table-cell>
          <table:table-cell/>
          <table:table-cell office:value-type="float" office:value="-4">
            <text:p>-4</text:p>
          </table:table-cell>
          <table:table-cell office:value-type="float" office:value="3.156253">
            <text:p>3,156253</text:p>
          </table:table-cell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16.376882">
            <text:p>16,376882</text:p>
          </table:table-cell>
          <table:table-cell/>
          <table:table-cell office:value-type="float" office:value="-3.9">
            <text:p>-3,9</text:p>
          </table:table-cell>
          <table:table-cell office:value-type="float" office:value="2.371534">
            <text:p>2,371534</text:p>
          </table:table-cell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18.274086">
            <text:p>18,274086</text:p>
          </table:table-cell>
          <table:table-cell/>
          <table:table-cell office:value-type="float" office:value="-3.8">
            <text:p>-3,8</text:p>
          </table:table-cell>
          <table:table-cell office:value-type="float" office:value="2.016573">
            <text:p>2,016573</text:p>
          </table:table-cell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21.089917">
            <text:p>21,089917</text:p>
          </table:table-cell>
          <table:table-cell/>
          <table:table-cell office:value-type="float" office:value="-3.7">
            <text:p>-3,7</text:p>
          </table:table-cell>
          <table:table-cell office:value-type="float" office:value="-0.510776">
            <text:p>-0,510776</text:p>
          </table:table-cell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22.633687">
            <text:p>22,633687</text:p>
          </table:table-cell>
          <table:table-cell/>
          <table:table-cell office:value-type="float" office:value="-3.6">
            <text:p>-3,6</text:p>
          </table:table-cell>
          <table:table-cell office:value-type="float" office:value="-0.0322">
            <text:p>-0,0322</text:p>
          </table:table-cell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21.46976">
            <text:p>21,46976</text:p>
          </table:table-cell>
          <table:table-cell/>
          <table:table-cell office:value-type="float" office:value="-3.5">
            <text:p>-3,5</text:p>
          </table:table-cell>
          <table:table-cell office:value-type="float" office:value="-0.389393">
            <text:p>-0,389393</text:p>
          </table:table-cell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26.843288">
            <text:p>26,843288</text:p>
          </table:table-cell>
          <table:table-cell/>
          <table:table-cell office:value-type="float" office:value="-3.4">
            <text:p>-3,4</text:p>
          </table:table-cell>
          <table:table-cell office:value-type="float" office:value="2.098314">
            <text:p>2,098314</text:p>
          </table:table-cell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29.859643">
            <text:p>29,859643</text:p>
          </table:table-cell>
          <table:table-cell/>
          <table:table-cell office:value-type="float" office:value="-3.3">
            <text:p>-3,3</text:p>
          </table:table-cell>
          <table:table-cell office:value-type="float" office:value="-1.362586">
            <text:p>-1,362586</text:p>
          </table:table-cell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28.652622">
            <text:p>28,652622</text:p>
          </table:table-cell>
          <table:table-cell/>
          <table:table-cell office:value-type="float" office:value="-3.2">
            <text:p>-3,2</text:p>
          </table:table-cell>
          <table:table-cell office:value-type="float" office:value="-1.093263">
            <text:p>-1,093263</text:p>
          </table:table-cell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33.183325">
            <text:p>33,183325</text:p>
          </table:table-cell>
          <table:table-cell/>
          <table:table-cell office:value-type="float" office:value="-3.1">
            <text:p>-3,1</text:p>
          </table:table-cell>
          <table:table-cell office:value-type="float" office:value="3.02112">
            <text:p>3,02112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7.20791">
            <text:p>37,20791</text:p>
          </table:table-cell>
          <table:table-cell/>
          <table:table-cell office:value-type="float" office:value="-3">
            <text:p>-3</text:p>
          </table:table-cell>
          <table:table-cell office:value-type="float" office:value="-3.376295">
            <text:p>-3,376295</text:p>
          </table:table-cell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39.056131">
            <text:p>39,056131</text:p>
          </table:table-cell>
          <table:table-cell/>
          <table:table-cell office:value-type="float" office:value="-2.9">
            <text:p>-2,9</text:p>
          </table:table-cell>
          <table:table-cell office:value-type="float" office:value="-0.106715">
            <text:p>-0,106715</text:p>
          </table:table-cell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40.229372">
            <text:p>40,229372</text:p>
          </table:table-cell>
          <table:table-cell/>
          <table:table-cell office:value-type="float" office:value="-2.8">
            <text:p>-2,8</text:p>
          </table:table-cell>
          <table:table-cell office:value-type="float" office:value="-0.382176">
            <text:p>-0,382176</text:p>
          </table:table-cell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48.57375">
            <text:p>48,57375</text:p>
          </table:table-cell>
          <table:table-cell/>
          <table:table-cell office:value-type="float" office:value="-2.7">
            <text:p>-2,7</text:p>
          </table:table-cell>
          <table:table-cell office:value-type="float" office:value="2.826474">
            <text:p>2,826474</text:p>
          </table:table-cell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47.15533">
            <text:p>47,15533</text:p>
          </table:table-cell>
          <table:table-cell/>
          <table:table-cell office:value-type="float" office:value="-2.6">
            <text:p>-2,6</text:p>
          </table:table-cell>
          <table:table-cell office:value-type="float" office:value="-1.806427">
            <text:p>-1,806427</text:p>
          </table:table-cell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45.488423">
            <text:p>45,488423</text:p>
          </table:table-cell>
          <table:table-cell/>
          <table:table-cell office:value-type="float" office:value="-2.5">
            <text:p>-2,5</text:p>
          </table:table-cell>
          <table:table-cell office:value-type="float" office:value="-0.255529">
            <text:p>-0,255529</text:p>
          </table:table-cell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46.658649">
            <text:p>46,658649</text:p>
          </table:table-cell>
          <table:table-cell/>
          <table:table-cell office:value-type="float" office:value="-2.4">
            <text:p>-2,4</text:p>
          </table:table-cell>
          <table:table-cell office:value-type="float" office:value="-4.033451">
            <text:p>-4,033451</text:p>
          </table:table-cell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50.9495">
            <text:p>50,9495</text:p>
          </table:table-cell>
          <table:table-cell/>
          <table:table-cell office:value-type="float" office:value="-2.3">
            <text:p>-2,3</text:p>
          </table:table-cell>
          <table:table-cell office:value-type="float" office:value="0.51595">
            <text:p>0,51595</text:p>
          </table:table-cell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53.845597">
            <text:p>53,845597</text:p>
          </table:table-cell>
          <table:table-cell/>
          <table:table-cell office:value-type="float" office:value="-2.2">
            <text:p>-2,2</text:p>
          </table:table-cell>
          <table:table-cell office:value-type="float" office:value="0.035182">
            <text:p>0,035182</text:p>
          </table:table-cell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59.234096">
            <text:p>59,234096</text:p>
          </table:table-cell>
          <table:table-cell/>
          <table:table-cell office:value-type="float" office:value="-2.1">
            <text:p>-2,1</text:p>
          </table:table-cell>
          <table:table-cell office:value-type="float" office:value="2.129879">
            <text:p>2,129879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58.877531">
            <text:p>58,877531</text:p>
          </table:table-cell>
          <table:table-cell/>
          <table:table-cell office:value-type="float" office:value="-2">
            <text:p>-2</text:p>
          </table:table-cell>
          <table:table-cell office:value-type="float" office:value="0.474398">
            <text:p>0,474398</text:p>
          </table:table-cell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62.615611">
            <text:p>62,615611</text:p>
          </table:table-cell>
          <table:table-cell/>
          <table:table-cell office:value-type="float" office:value="-1.9">
            <text:p>-1,9</text:p>
          </table:table-cell>
          <table:table-cell office:value-type="float" office:value="1.35869">
            <text:p>1,35869</text:p>
          </table:table-cell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68.051668">
            <text:p>68,051668</text:p>
          </table:table-cell>
          <table:table-cell/>
          <table:table-cell office:value-type="float" office:value="-1.8">
            <text:p>-1,8</text:p>
          </table:table-cell>
          <table:table-cell office:value-type="float" office:value="4.382861">
            <text:p>4,382861</text:p>
          </table:table-cell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67.364063">
            <text:p>67,364063</text:p>
          </table:table-cell>
          <table:table-cell/>
          <table:table-cell office:value-type="float" office:value="-1.7">
            <text:p>-1,7</text:p>
          </table:table-cell>
          <table:table-cell office:value-type="float" office:value="0.436423">
            <text:p>0,436423</text:p>
          </table:table-cell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67.8637">
            <text:p>67,8637</text:p>
          </table:table-cell>
          <table:table-cell/>
          <table:table-cell office:value-type="float" office:value="-1.6">
            <text:p>-1,6</text:p>
          </table:table-cell>
          <table:table-cell office:value-type="float" office:value="-2.509387">
            <text:p>-2,509387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71.567167">
            <text:p>71,567167</text:p>
          </table:table-cell>
          <table:table-cell/>
          <table:table-cell office:value-type="float" office:value="-1.5">
            <text:p>-1,5</text:p>
          </table:table-cell>
          <table:table-cell office:value-type="float" office:value="0.615633">
            <text:p>0,615633</text:p>
          </table:table-cell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74.171765">
            <text:p>74,171765</text:p>
          </table:table-cell>
          <table:table-cell/>
          <table:table-cell office:value-type="float" office:value="-1.4">
            <text:p>-1,4</text:p>
          </table:table-cell>
          <table:table-cell office:value-type="float" office:value="-0.502817">
            <text:p>-0,502817</text:p>
          </table:table-cell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77.298549">
            <text:p>77,298549</text:p>
          </table:table-cell>
          <table:table-cell/>
          <table:table-cell office:value-type="float" office:value="-1.3">
            <text:p>-1,3</text:p>
          </table:table-cell>
          <table:table-cell office:value-type="float" office:value="1.753061">
            <text:p>1,753061</text:p>
          </table:table-cell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80.517481">
            <text:p>80,517481</text:p>
          </table:table-cell>
          <table:table-cell/>
          <table:table-cell office:value-type="float" office:value="-1.2">
            <text:p>-1,2</text:p>
          </table:table-cell>
          <table:table-cell office:value-type="float" office:value="-2.247493">
            <text:p>-2,247493</text:p>
          </table:table-cell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84.469403">
            <text:p>84,469403</text:p>
          </table:table-cell>
          <table:table-cell/>
          <table:table-cell office:value-type="float" office:value="-1.1">
            <text:p>-1,1</text:p>
          </table:table-cell>
          <table:table-cell office:value-type="float" office:value="2.042187">
            <text:p>2,04218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6.172661">
            <text:p>86,172661</text:p>
          </table:table-cell>
          <table:table-cell/>
          <table:table-cell office:value-type="float" office:value="-1">
            <text:p>-1</text:p>
          </table:table-cell>
          <table:table-cell office:value-type="float" office:value="-0.459642">
            <text:p>-0,459642</text:p>
          </table:table-cell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89.15436">
            <text:p>89,15436</text:p>
          </table:table-cell>
          <table:table-cell/>
          <table:table-cell office:value-type="float" office:value="-0.9">
            <text:p>-0,9</text:p>
          </table:table-cell>
          <table:table-cell office:value-type="float" office:value="1.81883">
            <text:p>1,8188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87.421766">
            <text:p>87,421766</text:p>
          </table:table-cell>
          <table:table-cell/>
          <table:table-cell office:value-type="float" office:value="-0.8">
            <text:p>-0,8</text:p>
          </table:table-cell>
          <table:table-cell office:value-type="float" office:value="-0.627638">
            <text:p>-0,627638</text:p>
          </table:table-cell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89.923855">
            <text:p>89,923855</text:p>
          </table:table-cell>
          <table:table-cell/>
          <table:table-cell office:value-type="float" office:value="-0.7">
            <text:p>-0,7</text:p>
          </table:table-cell>
          <table:table-cell office:value-type="float" office:value="2.8218">
            <text:p>2,8218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96.205836">
            <text:p>96,205836</text:p>
          </table:table-cell>
          <table:table-cell/>
          <table:table-cell office:value-type="float" office:value="-0.6">
            <text:p>-0,6</text:p>
          </table:table-cell>
          <table:table-cell office:value-type="float" office:value="-3.423008">
            <text:p>-3,423008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87.71643">
            <text:p>87,71643</text:p>
          </table:table-cell>
          <table:table-cell/>
          <table:table-cell office:value-type="float" office:value="-0.5">
            <text:p>-0,5</text:p>
          </table:table-cell>
          <table:table-cell office:value-type="float" office:value="-0.122737">
            <text:p>-0,122737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93.17122">
            <text:p>93,17122</text:p>
          </table:table-cell>
          <table:table-cell/>
          <table:table-cell office:value-type="float" office:value="-0.4">
            <text:p>-0,4</text:p>
          </table:table-cell>
          <table:table-cell office:value-type="float" office:value="0.941077">
            <text:p>0,941077</text:p>
          </table:table-cell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90.494393">
            <text:p>90,494393</text:p>
          </table:table-cell>
          <table:table-cell/>
          <table:table-cell office:value-type="float" office:value="-0.3">
            <text:p>-0,3</text:p>
          </table:table-cell>
          <table:table-cell office:value-type="float" office:value="-0.724903">
            <text:p>-0,724903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94.662106">
            <text:p>94,662106</text:p>
          </table:table-cell>
          <table:table-cell/>
          <table:table-cell office:value-type="float" office:value="-0.2">
            <text:p>-0,2</text:p>
          </table:table-cell>
          <table:table-cell office:value-type="float" office:value="-2.35975">
            <text:p>-2,35975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97.04264">
            <text:p>97,04264</text:p>
          </table:table-cell>
          <table:table-cell/>
          <table:table-cell office:value-type="float" office:value="-0.1">
            <text:p>-0,1</text:p>
          </table:table-cell>
          <table:table-cell office:value-type="float" office:value="-0.716092">
            <text:p>-0,716092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96.559327">
            <text:p>96,559327</text:p>
          </table:table-cell>
          <table:table-cell/>
          <table:table-cell office:value-type="float" office:value="-0">
            <text:p>-0</text:p>
          </table:table-cell>
          <table:table-cell office:value-type="float" office:value="1.603098">
            <text:p>1,603098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96.030684">
            <text:p>96,030684</text:p>
          </table:table-cell>
          <table:table-cell/>
          <table:table-cell office:value-type="float" office:value="0.1">
            <text:p>0,1</text:p>
          </table:table-cell>
          <table:table-cell office:value-type="float" office:value="-0.838283">
            <text:p>-0,838283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92.843726">
            <text:p>92,843726</text:p>
          </table:table-cell>
          <table:table-cell/>
          <table:table-cell office:value-type="float" office:value="0.2">
            <text:p>0,2</text:p>
          </table:table-cell>
          <table:table-cell office:value-type="float" office:value="-4.123278">
            <text:p>-4,123278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94.106418">
            <text:p>94,106418</text:p>
          </table:table-cell>
          <table:table-cell/>
          <table:table-cell office:value-type="float" office:value="0.3">
            <text:p>0,3</text:p>
          </table:table-cell>
          <table:table-cell office:value-type="float" office:value="-4.627178">
            <text:p>-4,627178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94.65479">
            <text:p>94,65479</text:p>
          </table:table-cell>
          <table:table-cell/>
          <table:table-cell office:value-type="float" office:value="0.4">
            <text:p>0,4</text:p>
          </table:table-cell>
          <table:table-cell office:value-type="float" office:value="-2.761269">
            <text:p>-2,761269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89.720644">
            <text:p>89,720644</text:p>
          </table:table-cell>
          <table:table-cell/>
          <table:table-cell office:value-type="float" office:value="0.5">
            <text:p>0,5</text:p>
          </table:table-cell>
          <table:table-cell office:value-type="float" office:value="-0.198677">
            <text:p>-0,198677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90.202861">
            <text:p>90,202861</text:p>
          </table:table-cell>
          <table:table-cell/>
          <table:table-cell office:value-type="float" office:value="0.6">
            <text:p>0,6</text:p>
          </table:table-cell>
          <table:table-cell office:value-type="float" office:value="-3.904679">
            <text:p>-3,904679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88.274349">
            <text:p>88,274349</text:p>
          </table:table-cell>
          <table:table-cell/>
          <table:table-cell office:value-type="float" office:value="0.7">
            <text:p>0,7</text:p>
          </table:table-cell>
          <table:table-cell office:value-type="float" office:value="1.408651">
            <text:p>1,40865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86.636111">
            <text:p>86,636111</text:p>
          </table:table-cell>
          <table:table-cell/>
          <table:table-cell office:value-type="float" office:value="0.8">
            <text:p>0,8</text:p>
          </table:table-cell>
          <table:table-cell office:value-type="float" office:value="0.300711">
            <text:p>0,300711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87.400829">
            <text:p>87,400829</text:p>
          </table:table-cell>
          <table:table-cell/>
          <table:table-cell office:value-type="float" office:value="0.9">
            <text:p>0,9</text:p>
          </table:table-cell>
          <table:table-cell office:value-type="float" office:value="-1.104915">
            <text:p>-1,1049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.982289">
            <text:p>83,982289</text:p>
          </table:table-cell>
          <table:table-cell/>
          <table:table-cell office:value-type="float" office:value="1">
            <text:p>1</text:p>
          </table:table-cell>
          <table:table-cell office:value-type="float" office:value="1.110298">
            <text:p>1,110298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81.418958">
            <text:p>81,418958</text:p>
          </table:table-cell>
          <table:table-cell/>
          <table:table-cell office:value-type="float" office:value="1.1">
            <text:p>1,1</text:p>
          </table:table-cell>
          <table:table-cell office:value-type="float" office:value="0.475079">
            <text:p>0,475079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81.033262">
            <text:p>81,033262</text:p>
          </table:table-cell>
          <table:table-cell/>
          <table:table-cell office:value-type="float" office:value="1.2">
            <text:p>1,2</text:p>
          </table:table-cell>
          <table:table-cell office:value-type="float" office:value="0.639528">
            <text:p>0,639528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77.510646">
            <text:p>77,510646</text:p>
          </table:table-cell>
          <table:table-cell/>
          <table:table-cell office:value-type="float" office:value="1.3">
            <text:p>1,3</text:p>
          </table:table-cell>
          <table:table-cell office:value-type="float" office:value="-0.950448">
            <text:p>-0,950448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75.88479">
            <text:p>75,88479</text:p>
          </table:table-cell>
          <table:table-cell/>
          <table:table-cell office:value-type="float" office:value="1.4">
            <text:p>1,4</text:p>
          </table:table-cell>
          <table:table-cell office:value-type="float" office:value="0.363202">
            <text:p>0,36320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73.56621">
            <text:p>73,56621</text:p>
          </table:table-cell>
          <table:table-cell/>
          <table:table-cell office:value-type="float" office:value="1.5">
            <text:p>1,5</text:p>
          </table:table-cell>
          <table:table-cell office:value-type="float" office:value="0.502163">
            <text:p>0,502163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69.437191">
            <text:p>69,437191</text:p>
          </table:table-cell>
          <table:table-cell/>
          <table:table-cell office:value-type="float" office:value="1.6">
            <text:p>1,6</text:p>
          </table:table-cell>
          <table:table-cell office:value-type="float" office:value="-2.759974">
            <text:p>-2,759974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66.516428">
            <text:p>66,516428</text:p>
          </table:table-cell>
          <table:table-cell/>
          <table:table-cell office:value-type="float" office:value="1.7">
            <text:p>1,7</text:p>
          </table:table-cell>
          <table:table-cell office:value-type="float" office:value="-2.333995">
            <text:p>-2,333995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70.207017">
            <text:p>70,207017</text:p>
          </table:table-cell>
          <table:table-cell/>
          <table:table-cell office:value-type="float" office:value="1.8">
            <text:p>1,8</text:p>
          </table:table-cell>
          <table:table-cell office:value-type="float" office:value="-3.013896">
            <text:p>-3,013896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61.457995">
            <text:p>61,457995</text:p>
          </table:table-cell>
          <table:table-cell/>
          <table:table-cell office:value-type="float" office:value="1.9">
            <text:p>1,9</text:p>
          </table:table-cell>
          <table:table-cell office:value-type="float" office:value="2.475298">
            <text:p>2,475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591452">
            <text:p>59,591452</text:p>
          </table:table-cell>
          <table:table-cell/>
          <table:table-cell office:value-type="float" office:value="2">
            <text:p>2</text:p>
          </table:table-cell>
          <table:table-cell office:value-type="float" office:value="2.21501">
            <text:p>2,21501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56.570228">
            <text:p>56,570228</text:p>
          </table:table-cell>
          <table:table-cell/>
          <table:table-cell office:value-type="float" office:value="2.1">
            <text:p>2,1</text:p>
          </table:table-cell>
          <table:table-cell office:value-type="float" office:value="1.544774">
            <text:p>1,544774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56.687513">
            <text:p>56,687513</text:p>
          </table:table-cell>
          <table:table-cell/>
          <table:table-cell office:value-type="float" office:value="2.2">
            <text:p>2,2</text:p>
          </table:table-cell>
          <table:table-cell office:value-type="float" office:value="-1.045853">
            <text:p>-1,045853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51.764076">
            <text:p>51,764076</text:p>
          </table:table-cell>
          <table:table-cell/>
          <table:table-cell office:value-type="float" office:value="2.3">
            <text:p>2,3</text:p>
          </table:table-cell>
          <table:table-cell office:value-type="float" office:value="3.122827">
            <text:p>3,122827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48.322774">
            <text:p>48,322774</text:p>
          </table:table-cell>
          <table:table-cell/>
          <table:table-cell office:value-type="float" office:value="2.4">
            <text:p>2,4</text:p>
          </table:table-cell>
          <table:table-cell office:value-type="float" office:value="-3.615113">
            <text:p>-3,615113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6.913459">
            <text:p>46,913459</text:p>
          </table:table-cell>
          <table:table-cell/>
          <table:table-cell office:value-type="float" office:value="2.5">
            <text:p>2,5</text:p>
          </table:table-cell>
          <table:table-cell office:value-type="float" office:value="0.284408">
            <text:p>0,284408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42.306793">
            <text:p>42,306793</text:p>
          </table:table-cell>
          <table:table-cell/>
          <table:table-cell office:value-type="float" office:value="2.6">
            <text:p>2,6</text:p>
          </table:table-cell>
          <table:table-cell office:value-type="float" office:value="-0.471428">
            <text:p>-0,471428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41.259458">
            <text:p>41,259458</text:p>
          </table:table-cell>
          <table:table-cell/>
          <table:table-cell office:value-type="float" office:value="2.7">
            <text:p>2,7</text:p>
          </table:table-cell>
          <table:table-cell office:value-type="float" office:value="1.405401">
            <text:p>1,405401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38.52728">
            <text:p>38,52728</text:p>
          </table:table-cell>
          <table:table-cell/>
          <table:table-cell office:value-type="float" office:value="2.8">
            <text:p>2,8</text:p>
          </table:table-cell>
          <table:table-cell office:value-type="float" office:value="2.174678">
            <text:p>2,174678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35.95484">
            <text:p>35,95484</text:p>
          </table:table-cell>
          <table:table-cell/>
          <table:table-cell office:value-type="float" office:value="2.9">
            <text:p>2,9</text:p>
          </table:table-cell>
          <table:table-cell office:value-type="float" office:value="-1.843178">
            <text:p>-1,8431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.09586">
            <text:p>34,09586</text:p>
          </table:table-cell>
          <table:table-cell/>
          <table:table-cell office:value-type="float" office:value="3">
            <text:p>3</text:p>
          </table:table-cell>
          <table:table-cell office:value-type="float" office:value="0.574704">
            <text:p>0,57470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34.044062">
            <text:p>34,044062</text:p>
          </table:table-cell>
          <table:table-cell/>
          <table:table-cell office:value-type="float" office:value="3.1">
            <text:p>3,1</text:p>
          </table:table-cell>
          <table:table-cell office:value-type="float" office:value="-1.962926">
            <text:p>-1,962926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28.169989">
            <text:p>28,169989</text:p>
          </table:table-cell>
          <table:table-cell/>
          <table:table-cell office:value-type="float" office:value="3.2">
            <text:p>3,2</text:p>
          </table:table-cell>
          <table:table-cell office:value-type="float" office:value="-3.170818">
            <text:p>-3,170818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25.199565">
            <text:p>25,199565</text:p>
          </table:table-cell>
          <table:table-cell/>
          <table:table-cell office:value-type="float" office:value="3.3">
            <text:p>3,3</text:p>
          </table:table-cell>
          <table:table-cell office:value-type="float" office:value="-0.546383">
            <text:p>-0,546383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29.950767">
            <text:p>29,950767</text:p>
          </table:table-cell>
          <table:table-cell/>
          <table:table-cell office:value-type="float" office:value="3.4">
            <text:p>3,4</text:p>
          </table:table-cell>
          <table:table-cell office:value-type="float" office:value="-2.556249">
            <text:p>-2,556249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7.02722">
            <text:p>17,02722</text:p>
          </table:table-cell>
          <table:table-cell/>
          <table:table-cell office:value-type="float" office:value="3.5">
            <text:p>3,5</text:p>
          </table:table-cell>
          <table:table-cell office:value-type="float" office:value="-2.938444">
            <text:p>-2,938444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24.225167">
            <text:p>24,225167</text:p>
          </table:table-cell>
          <table:table-cell/>
          <table:table-cell office:value-type="float" office:value="3.6">
            <text:p>3,6</text:p>
          </table:table-cell>
          <table:table-cell office:value-type="float" office:value="-0.110164">
            <text:p>-0,110164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7.199159">
            <text:p>17,199159</text:p>
          </table:table-cell>
          <table:table-cell/>
          <table:table-cell office:value-type="float" office:value="3.7">
            <text:p>3,7</text:p>
          </table:table-cell>
          <table:table-cell office:value-type="float" office:value="2.648285">
            <text:p>2,648285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7.340136">
            <text:p>17,340136</text:p>
          </table:table-cell>
          <table:table-cell/>
          <table:table-cell office:value-type="float" office:value="3.8">
            <text:p>3,8</text:p>
          </table:table-cell>
          <table:table-cell office:value-type="float" office:value="-0.037779">
            <text:p>-0,037779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15.573176">
            <text:p>15,573176</text:p>
          </table:table-cell>
          <table:table-cell/>
          <table:table-cell office:value-type="float" office:value="3.9">
            <text:p>3,9</text:p>
          </table:table-cell>
          <table:table-cell office:value-type="float" office:value="-0.667247">
            <text:p>-0,6672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91155">
            <text:p>12,391155</text:p>
          </table:table-cell>
          <table:table-cell/>
          <table:table-cell office:value-type="float" office:value="4">
            <text:p>4</text:p>
          </table:table-cell>
          <table:table-cell office:value-type="float" office:value="-5.170987">
            <text:p>-5,170987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2.303567">
            <text:p>12,303567</text:p>
          </table:table-cell>
          <table:table-cell/>
          <table:table-cell office:value-type="float" office:value="4.1">
            <text:p>4,1</text:p>
          </table:table-cell>
          <table:table-cell office:value-type="float" office:value="0.929433">
            <text:p>0,929433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0.346053">
            <text:p>10,346053</text:p>
          </table:table-cell>
          <table:table-cell/>
          <table:table-cell office:value-type="float" office:value="4.2">
            <text:p>4,2</text:p>
          </table:table-cell>
          <table:table-cell office:value-type="float" office:value="1.815527">
            <text:p>1,815527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12.767077">
            <text:p>12,767077</text:p>
          </table:table-cell>
          <table:table-cell/>
          <table:table-cell office:value-type="float" office:value="4.3">
            <text:p>4,3</text:p>
          </table:table-cell>
          <table:table-cell office:value-type="float" office:value="0.449302">
            <text:p>0,449302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5.251038">
            <text:p>5,251038</text:p>
          </table:table-cell>
          <table:table-cell/>
          <table:table-cell office:value-type="float" office:value="4.4">
            <text:p>4,4</text:p>
          </table:table-cell>
          <table:table-cell office:value-type="float" office:value="0.858853">
            <text:p>0,858853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8.452042">
            <text:p>8,452042</text:p>
          </table:table-cell>
          <table:table-cell/>
          <table:table-cell office:value-type="float" office:value="4.5">
            <text:p>4,5</text:p>
          </table:table-cell>
          <table:table-cell office:value-type="float" office:value="2.613251">
            <text:p>2,613251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9.018532">
            <text:p>9,018532</text:p>
          </table:table-cell>
          <table:table-cell/>
          <table:table-cell office:value-type="float" office:value="4.6">
            <text:p>4,6</text:p>
          </table:table-cell>
          <table:table-cell office:value-type="float" office:value="-0.655286">
            <text:p>-0,655286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10.666766">
            <text:p>10,666766</text:p>
          </table:table-cell>
          <table:table-cell/>
          <table:table-cell office:value-type="float" office:value="4.7">
            <text:p>4,7</text:p>
          </table:table-cell>
          <table:table-cell office:value-type="float" office:value="1.123547">
            <text:p>1,123547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5.335986">
            <text:p>5,335986</text:p>
          </table:table-cell>
          <table:table-cell/>
          <table:table-cell office:value-type="float" office:value="4.8">
            <text:p>4,8</text:p>
          </table:table-cell>
          <table:table-cell office:value-type="float" office:value="2.99079">
            <text:p>2,99079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6.176779">
            <text:p>6,176779</text:p>
          </table:table-cell>
          <table:table-cell/>
          <table:table-cell office:value-type="float" office:value="4.9">
            <text:p>4,9</text:p>
          </table:table-cell>
          <table:table-cell office:value-type="float" office:value="1.431134">
            <text:p>1,4311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833218">
            <text:p>3,833218</text:p>
          </table:table-cell>
          <table:table-cell/>
          <table:table-cell office:value-type="float" office:value="5">
            <text:p>5</text:p>
          </table:table-cell>
          <table:table-cell office:value-type="float" office:value="-5.877193">
            <text:p>-5,877193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4.959462">
            <text:p>4,959462</text:p>
          </table:table-cell>
          <table:table-cell/>
          <table:table-cell office:value-type="float" office:value="5.1">
            <text:p>5,1</text:p>
          </table:table-cell>
          <table:table-cell office:value-type="float" office:value="-1.089061">
            <text:p>-1,089061</text:p>
          </table:table-cell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4.169327">
            <text:p>4,169327</text:p>
          </table:table-cell>
          <table:table-cell/>
          <table:table-cell office:value-type="float" office:value="5.2">
            <text:p>5,2</text:p>
          </table:table-cell>
          <table:table-cell office:value-type="float" office:value="-0.014105">
            <text:p>-0,014105</text:p>
          </table:table-cell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.964744">
            <text:p>1,964744</text:p>
          </table:table-cell>
          <table:table-cell/>
          <table:table-cell office:value-type="float" office:value="5.3">
            <text:p>5,3</text:p>
          </table:table-cell>
          <table:table-cell office:value-type="float" office:value="2.933678">
            <text:p>2,933678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4.586603">
            <text:p>4,586603</text:p>
          </table:table-cell>
          <table:table-cell/>
          <table:table-cell office:value-type="float" office:value="5.4">
            <text:p>5,4</text:p>
          </table:table-cell>
          <table:table-cell office:value-type="float" office:value="1.482232">
            <text:p>1,482232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441333">
            <text:p>2,441333</text:p>
          </table:table-cell>
          <table:table-cell/>
          <table:table-cell office:value-type="float" office:value="5.5">
            <text:p>5,5</text:p>
          </table:table-cell>
          <table:table-cell office:value-type="float" office:value="2.095981">
            <text:p>2,095981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5.29458">
            <text:p>5,29458</text:p>
          </table:table-cell>
          <table:table-cell/>
          <table:table-cell office:value-type="float" office:value="5.6">
            <text:p>5,6</text:p>
          </table:table-cell>
          <table:table-cell office:value-type="float" office:value="-0.021183">
            <text:p>-0,021183</text:p>
          </table:table-cell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.911976">
            <text:p>1,911976</text:p>
          </table:table-cell>
          <table:table-cell/>
          <table:table-cell office:value-type="float" office:value="5.7">
            <text:p>5,7</text:p>
          </table:table-cell>
          <table:table-cell office:value-type="float" office:value="3.613372">
            <text:p>3,613372</text:p>
          </table:table-cell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4.437628">
            <text:p>4,437628</text:p>
          </table:table-cell>
          <table:table-cell/>
          <table:table-cell office:value-type="float" office:value="5.8">
            <text:p>5,8</text:p>
          </table:table-cell>
          <table:table-cell office:value-type="float" office:value="1.356246">
            <text:p>1,356246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.526759">
            <text:p>1,526759</text:p>
          </table:table-cell>
          <table:table-cell/>
          <table:table-cell office:value-type="float" office:value="5.9">
            <text:p>5,9</text:p>
          </table:table-cell>
          <table:table-cell office:value-type="float" office:value="-1.234507">
            <text:p>-1,2345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34793">
            <text:p>3,534793</text:p>
          </table:table-cell>
          <table:table-cell/>
          <table:table-cell office:value-type="float" office:value="6">
            <text:p>6</text:p>
          </table:table-cell>
          <table:table-cell office:value-type="float" office:value="1.795235">
            <text:p>1,795235</text:p>
          </table:table-cell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-0.95786">
            <text:p>-0,95786</text:p>
          </table:table-cell>
          <table:table-cell/>
          <table:table-cell office:value-type="float" office:value="6.1">
            <text:p>6,1</text:p>
          </table:table-cell>
          <table:table-cell office:value-type="float" office:value="-2.253957">
            <text:p>-2,253957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4.227717">
            <text:p>4,227717</text:p>
          </table:table-cell>
          <table:table-cell/>
          <table:table-cell office:value-type="float" office:value="6.2">
            <text:p>6,2</text:p>
          </table:table-cell>
          <table:table-cell office:value-type="float" office:value="1.213736">
            <text:p>1,213736</text:p>
          </table:table-cell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-0.611954">
            <text:p>-0,611954</text:p>
          </table:table-cell>
          <table:table-cell/>
          <table:table-cell office:value-type="float" office:value="6.3">
            <text:p>6,3</text:p>
          </table:table-cell>
          <table:table-cell office:value-type="float" office:value="-1.898694">
            <text:p>-1,898694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3.030639">
            <text:p>3,030639</text:p>
          </table:table-cell>
          <table:table-cell/>
          <table:table-cell office:value-type="float" office:value="6.4">
            <text:p>6,4</text:p>
          </table:table-cell>
          <table:table-cell office:value-type="float" office:value="0.627736">
            <text:p>0,627736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588151">
            <text:p>2,588151</text:p>
          </table:table-cell>
          <table:table-cell/>
          <table:table-cell office:value-type="float" office:value="6.5">
            <text:p>6,5</text:p>
          </table:table-cell>
          <table:table-cell office:value-type="float" office:value="1.927473">
            <text:p>1,927473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-1.986192">
            <text:p>-1,986192</text:p>
          </table:table-cell>
          <table:table-cell/>
          <table:table-cell office:value-type="float" office:value="6.6">
            <text:p>6,6</text:p>
          </table:table-cell>
          <table:table-cell office:value-type="float" office:value="-1.075372">
            <text:p>-1,075372</text:p>
          </table:table-cell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-0.248976">
            <text:p>-0,248976</text:p>
          </table:table-cell>
          <table:table-cell/>
          <table:table-cell office:value-type="float" office:value="6.7">
            <text:p>6,7</text:p>
          </table:table-cell>
          <table:table-cell office:value-type="float" office:value="-1.598154">
            <text:p>-1,598154</text:p>
          </table:table-cell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-1.897686">
            <text:p>-1,897686</text:p>
          </table:table-cell>
          <table:table-cell/>
          <table:table-cell office:value-type="float" office:value="6.8">
            <text:p>6,8</text:p>
          </table:table-cell>
          <table:table-cell office:value-type="float" office:value="0.693355">
            <text:p>0,693355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4.436951">
            <text:p>4,436951</text:p>
          </table:table-cell>
          <table:table-cell/>
          <table:table-cell office:value-type="float" office:value="6.9">
            <text:p>6,9</text:p>
          </table:table-cell>
          <table:table-cell office:value-type="float" office:value="2.617105">
            <text:p>2,6171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82998">
            <text:p>-0,82998</text:p>
          </table:table-cell>
          <table:table-cell/>
          <table:table-cell office:value-type="float" office:value="7">
            <text:p>7</text:p>
          </table:table-cell>
          <table:table-cell office:value-type="float" office:value="0.84295">
            <text:p>0,84295</text:p>
          </table:table-cell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2.966093">
            <text:p>2,966093</text:p>
          </table:table-cell>
          <table:table-cell/>
          <table:table-cell office:value-type="float" office:value="7.1">
            <text:p>7,1</text:p>
          </table:table-cell>
          <table:table-cell office:value-type="float" office:value="-1.51593">
            <text:p>-1,51593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-0.4922">
            <text:p>-0,4922</text:p>
          </table:table-cell>
          <table:table-cell/>
          <table:table-cell office:value-type="float" office:value="7.2">
            <text:p>7,2</text:p>
          </table:table-cell>
          <table:table-cell office:value-type="float" office:value="-0.033346">
            <text:p>-0,033346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2.09187">
            <text:p>2,09187</text:p>
          </table:table-cell>
          <table:table-cell/>
          <table:table-cell office:value-type="float" office:value="7.3">
            <text:p>7,3</text:p>
          </table:table-cell>
          <table:table-cell office:value-type="float" office:value="-0.534566">
            <text:p>-0,534566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-1.054435">
            <text:p>-1,054435</text:p>
          </table:table-cell>
          <table:table-cell/>
          <table:table-cell office:value-type="float" office:value="7.4">
            <text:p>7,4</text:p>
          </table:table-cell>
          <table:table-cell office:value-type="float" office:value="3.106208">
            <text:p>3,106208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061961">
            <text:p>0,061961</text:p>
          </table:table-cell>
          <table:table-cell/>
          <table:table-cell office:value-type="float" office:value="7.5">
            <text:p>7,5</text:p>
          </table:table-cell>
          <table:table-cell office:value-type="float" office:value="-1.309162">
            <text:p>-1,309162</text:p>
          </table:table-cell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-3.281728">
            <text:p>-3,281728</text:p>
          </table:table-cell>
          <table:table-cell/>
          <table:table-cell office:value-type="float" office:value="7.6">
            <text:p>7,6</text:p>
          </table:table-cell>
          <table:table-cell office:value-type="float" office:value="-3.31412">
            <text:p>-3,31412</text:p>
          </table:table-cell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-2.520728">
            <text:p>-2,520728</text:p>
          </table:table-cell>
          <table:table-cell/>
          <table:table-cell office:value-type="float" office:value="7.7">
            <text:p>7,7</text:p>
          </table:table-cell>
          <table:table-cell office:value-type="float" office:value="-0.18877">
            <text:p>-0,18877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2.239198">
            <text:p>2,239198</text:p>
          </table:table-cell>
          <table:table-cell/>
          <table:table-cell office:value-type="float" office:value="7.8">
            <text:p>7,8</text:p>
          </table:table-cell>
          <table:table-cell office:value-type="float" office:value="-1.562141">
            <text:p>-1,562141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1.570425">
            <text:p>1,570425</text:p>
          </table:table-cell>
          <table:table-cell/>
          <table:table-cell office:value-type="float" office:value="7.9">
            <text:p>7,9</text:p>
          </table:table-cell>
          <table:table-cell office:value-type="float" office:value="-1.158898">
            <text:p>-1,1588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335777">
            <text:p>-0,335777</text:p>
          </table:table-cell>
          <table:table-cell/>
          <table:table-cell office:value-type="float" office:value="8">
            <text:p>8</text:p>
          </table:table-cell>
          <table:table-cell office:value-type="float" office:value="-1.234836">
            <text:p>-1,234836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413727">
            <text:p>0,413727</text:p>
          </table:table-cell>
          <table:table-cell/>
          <table:table-cell office:value-type="float" office:value="8.1">
            <text:p>8,1</text:p>
          </table:table-cell>
          <table:table-cell office:value-type="float" office:value="0.622145">
            <text:p>0,622145</text:p>
          </table:table-cell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-3.756624">
            <text:p>-3,756624</text:p>
          </table:table-cell>
          <table:table-cell/>
          <table:table-cell office:value-type="float" office:value="8.2">
            <text:p>8,2</text:p>
          </table:table-cell>
          <table:table-cell office:value-type="float" office:value="-1.30712">
            <text:p>-1,30712</text:p>
          </table:table-cell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-1.11291">
            <text:p>-1,11291</text:p>
          </table:table-cell>
          <table:table-cell/>
          <table:table-cell office:value-type="float" office:value="8.3">
            <text:p>8,3</text:p>
          </table:table-cell>
          <table:table-cell office:value-type="float" office:value="3.343394">
            <text:p>3,343394</text:p>
          </table:table-cell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-0.792685">
            <text:p>-0,792685</text:p>
          </table:table-cell>
          <table:table-cell/>
          <table:table-cell office:value-type="float" office:value="8.4">
            <text:p>8,4</text:p>
          </table:table-cell>
          <table:table-cell office:value-type="float" office:value="-1.933816">
            <text:p>-1,933816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599007">
            <text:p>2,599007</text:p>
          </table:table-cell>
          <table:table-cell/>
          <table:table-cell office:value-type="float" office:value="8.5">
            <text:p>8,5</text:p>
          </table:table-cell>
          <table:table-cell office:value-type="float" office:value="-0.620574">
            <text:p>-0,620574</text:p>
          </table:table-cell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035613">
            <text:p>0,035613</text:p>
          </table:table-cell>
          <table:table-cell/>
          <table:table-cell office:value-type="float" office:value="8.6">
            <text:p>8,6</text:p>
          </table:table-cell>
          <table:table-cell office:value-type="float" office:value="0.786234">
            <text:p>0,786234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-0.954834">
            <text:p>-0,954834</text:p>
          </table:table-cell>
          <table:table-cell/>
          <table:table-cell office:value-type="float" office:value="8.7">
            <text:p>8,7</text:p>
          </table:table-cell>
          <table:table-cell office:value-type="float" office:value="2.357484">
            <text:p>2,357484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1.438226">
            <text:p>1,438226</text:p>
          </table:table-cell>
          <table:table-cell/>
          <table:table-cell office:value-type="float" office:value="8.8">
            <text:p>8,8</text:p>
          </table:table-cell>
          <table:table-cell office:value-type="float" office:value="-3.033187">
            <text:p>-3,033187</text:p>
          </table:table-cell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-0.375176">
            <text:p>-0,375176</text:p>
          </table:table-cell>
          <table:table-cell/>
          <table:table-cell office:value-type="float" office:value="8.9">
            <text:p>8,9</text:p>
          </table:table-cell>
          <table:table-cell office:value-type="float" office:value="-0.769502">
            <text:p>-0,7695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6532">
            <text:p>0,66532</text:p>
          </table:table-cell>
          <table:table-cell/>
          <table:table-cell office:value-type="float" office:value="9">
            <text:p>9</text:p>
          </table:table-cell>
          <table:table-cell office:value-type="float" office:value="-6.78776">
            <text:p>-6,78776</text:p>
          </table:table-cell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-1.783524">
            <text:p>-1,783524</text:p>
          </table:table-cell>
          <table:table-cell/>
          <table:table-cell office:value-type="float" office:value="9.1">
            <text:p>9,1</text:p>
          </table:table-cell>
          <table:table-cell office:value-type="float" office:value="3.371009">
            <text:p>3,371009</text:p>
          </table:table-cell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661162">
            <text:p>0,661162</text:p>
          </table:table-cell>
          <table:table-cell/>
          <table:table-cell office:value-type="float" office:value="9.2">
            <text:p>9,2</text:p>
          </table:table-cell>
          <table:table-cell office:value-type="float" office:value="2.570734">
            <text:p>2,570734</text:p>
          </table:table-cell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-0.237067">
            <text:p>-0,237067</text:p>
          </table:table-cell>
          <table:table-cell/>
          <table:table-cell office:value-type="float" office:value="9.3">
            <text:p>9,3</text:p>
          </table:table-cell>
          <table:table-cell office:value-type="float" office:value="-2.282004">
            <text:p>-2,282004</text:p>
          </table:table-cell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333364">
            <text:p>0,333364</text:p>
          </table:table-cell>
          <table:table-cell/>
          <table:table-cell office:value-type="float" office:value="9.4">
            <text:p>9,4</text:p>
          </table:table-cell>
          <table:table-cell office:value-type="float" office:value="-0.28481">
            <text:p>-0,28481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-1.970131">
            <text:p>-1,970131</text:p>
          </table:table-cell>
          <table:table-cell/>
          <table:table-cell office:value-type="float" office:value="9.5">
            <text:p>9,5</text:p>
          </table:table-cell>
          <table:table-cell office:value-type="float" office:value="-1.18702">
            <text:p>-1,18702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1.278871">
            <text:p>1,278871</text:p>
          </table:table-cell>
          <table:table-cell/>
          <table:table-cell office:value-type="float" office:value="9.6">
            <text:p>9,6</text:p>
          </table:table-cell>
          <table:table-cell office:value-type="float" office:value="-1.253814">
            <text:p>-1,253814</text:p>
          </table:table-cell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-2.415597">
            <text:p>-2,415597</text:p>
          </table:table-cell>
          <table:table-cell/>
          <table:table-cell office:value-type="float" office:value="9.7">
            <text:p>9,7</text:p>
          </table:table-cell>
          <table:table-cell office:value-type="float" office:value="0.934767">
            <text:p>0,934767</text:p>
          </table:table-cell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-0.059933">
            <text:p>-0,059933</text:p>
          </table:table-cell>
          <table:table-cell/>
          <table:table-cell office:value-type="float" office:value="9.8">
            <text:p>9,8</text:p>
          </table:table-cell>
          <table:table-cell office:value-type="float" office:value="0.339193">
            <text:p>0,339193</text:p>
          </table:table-cell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-0.370362">
            <text:p>-0,370362</text:p>
          </table:table-cell>
          <table:table-cell/>
          <table:table-cell office:value-type="float" office:value="9.9">
            <text:p>9,9</text:p>
          </table:table-cell>
          <table:table-cell office:value-type="float" office:value="0.367035">
            <text:p>0,3670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.183071">
            <text:p>-1,183071</text:p>
          </table:table-cell>
          <table:table-cell/>
          <table:table-cell office:value-type="float" office:value="10">
            <text:p>10</text:p>
          </table:table-cell>
          <table:table-cell office:value-type="float" office:value="-0.112336">
            <text:p>-0,11233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13/04/2016</text:date>, <text:time>16:5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Bernardos</meta:initial-creator>
    <meta:creation-date>2016-04-13T09:42:09</meta:creation-date>
    <dc:date>2016-04-13T16:54:41</dc:date>
    <dc:creator>Maria Bernardos</dc:creator>
    <meta:editing-duration>PT7H12M33S</meta:editing-duration>
    <meta:editing-cycles>2</meta:editing-cycles>
    <meta:generator>LibreOffice/3.4$Linux LibreOffice_project/340m1$Build-502</meta:generator>
    <meta:document-statistic meta:table-count="3" meta:cell-count="8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1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95cm" svg:height="12.941cm" xlink:href=".." xlink:type="simple" chart:class="chart:scatter" chart:style-name="ch1">
        <chart:plot-area chart:style-name="ch2" table:cell-range-address="Sheet1.A1:Sheet1.B200 Sheet1.E1:Sheet1.E200" svg:x="1.432cm" svg:y="1.167cm" svg:width="18.821cm" svg:height="10.535cm">
          <chartooo:coordinate-region svg:x="1.67cm" svg:y="1.366cm" svg:width="18.396cm" svg:height="10.137cm"/>
          <chart:axis chart:dimension="x" chart:name="primary-x" chart:style-name="ch3">
            <chart:title svg:x="10.15cm" svg:y="11.96cm" chart:style-name="ch4">
              <text:p>Time(ns)</text:p>
            </chart:title>
          </chart:axis>
          <chart:axis chart:dimension="y" chart:name="primary-y" chart:style-name="ch3">
            <chart:title svg:x="0.451cm" svg:y="7.431cm" chart:style-name="ch5">
              <text:p>Voltage (mV)</text:p>
            </chart:title>
            <chart:grid chart:style-name="ch6" chart:class="major"/>
          </chart:axis>
          <chart:series chart:style-name="ch7" chart:values-cell-range-address="Sheet1.B1:Sheet1.B200" chart:class="chart:scatter">
            <chart:domain table:cell-range-address="Sheet1.A1:Sheet1.A200"/>
            <chart:data-point chart:repeated="200"/>
          </chart:series>
          <chart:series chart:style-name="ch8" chart:values-cell-range-address="Sheet1.E1:Sheet1.E200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Sheet1.A1:Sheet1.A200</svg:desc>
                </draw:g>
              </table:table-cell>
              <table:table-cell office:value-type="float" office:value="-1.892883">
                <text:p>-1.892883</text:p>
                <draw:g>
                  <svg:desc>Sheet1.B1:Sheet1.B200</svg:desc>
                </draw:g>
              </table:table-cell>
              <table:table-cell office:value-type="float" office:value="1.159185">
                <text:p>1.159185</text:p>
                <draw:g>
                  <svg:desc>Sheet1.E1:Sheet1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5.581052">
                <text:p>5.581052</text:p>
              </table:table-cell>
              <table:table-cell office:value-type="float" office:value="0.61247">
                <text:p>0.61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0.072876">
                <text:p>0.072876</text:p>
              </table:table-cell>
              <table:table-cell office:value-type="float" office:value="2.317211">
                <text:p>2.317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0.244724">
                <text:p>0.244724</text:p>
              </table:table-cell>
              <table:table-cell office:value-type="float" office:value="1.168216">
                <text:p>1.168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-2.813028">
                <text:p>-2.813028</text:p>
              </table:table-cell>
              <table:table-cell office:value-type="float" office:value="-2.385732">
                <text:p>-2.385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0.226804">
                <text:p>0.226804</text:p>
              </table:table-cell>
              <table:table-cell office:value-type="float" office:value="-0.202993">
                <text:p>-0.202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-2.128109">
                <text:p>-2.128109</text:p>
              </table:table-cell>
              <table:table-cell office:value-type="float" office:value="-2.406238">
                <text:p>-2.406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-1.789615">
                <text:p>-1.789615</text:p>
              </table:table-cell>
              <table:table-cell office:value-type="float" office:value="1.998038">
                <text:p>1.998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2.318529">
                <text:p>2.318529</text:p>
              </table:table-cell>
              <table:table-cell office:value-type="float" office:value="3.30593">
                <text:p>3.30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1.124174">
                <text:p>-1.124174</text:p>
              </table:table-cell>
              <table:table-cell office:value-type="float" office:value="-1.867162">
                <text:p>-1.867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-1.06308">
                <text:p>-1.06308</text:p>
              </table:table-cell>
              <table:table-cell office:value-type="float" office:value="-1.04865">
                <text:p>-1.04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-1.205062">
                <text:p>-1.205062</text:p>
              </table:table-cell>
              <table:table-cell office:value-type="float" office:value="-1.500276">
                <text:p>-1.500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-3.13569">
                <text:p>-3.13569</text:p>
              </table:table-cell>
              <table:table-cell office:value-type="float" office:value="-3.498506">
                <text:p>-3.498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0.436333">
                <text:p>0.436333</text:p>
              </table:table-cell>
              <table:table-cell office:value-type="float" office:value="0.985207">
                <text:p>0.985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-0.045238">
                <text:p>-0.045238</text:p>
              </table:table-cell>
              <table:table-cell office:value-type="float" office:value="-4.547577">
                <text:p>-4.547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0.027906">
                <text:p>0.027906</text:p>
              </table:table-cell>
              <table:table-cell office:value-type="float" office:value="3.310345">
                <text:p>3.310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1.041766">
                <text:p>1.041766</text:p>
              </table:table-cell>
              <table:table-cell office:value-type="float" office:value="2.480121">
                <text:p>2.480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-2.261997">
                <text:p>-2.261997</text:p>
              </table:table-cell>
              <table:table-cell office:value-type="float" office:value="0.060741">
                <text:p>0.06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-1.675804">
                <text:p>-1.675804</text:p>
              </table:table-cell>
              <table:table-cell office:value-type="float" office:value="-2.275606">
                <text:p>-2.275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0.041961">
                <text:p>0.041961</text:p>
              </table:table-cell>
              <table:table-cell office:value-type="float" office:value="2.48948">
                <text:p>2.48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-1.816889">
                <text:p>-1.816889</text:p>
              </table:table-cell>
              <table:table-cell office:value-type="float" office:value="3.853606">
                <text:p>3.853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-2.02168">
                <text:p>-2.02168</text:p>
              </table:table-cell>
              <table:table-cell office:value-type="float" office:value="2.191003">
                <text:p>2.191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-0.60513">
                <text:p>-0.60513</text:p>
              </table:table-cell>
              <table:table-cell office:value-type="float" office:value="-2.01199">
                <text:p>-2.01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-1.57675">
                <text:p>-1.57675</text:p>
              </table:table-cell>
              <table:table-cell office:value-type="float" office:value="0.225105">
                <text:p>0.225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-0.283285">
                <text:p>-0.283285</text:p>
              </table:table-cell>
              <table:table-cell office:value-type="float" office:value="-0.545269">
                <text:p>-0.545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0.57374">
                <text:p>0.57374</text:p>
              </table:table-cell>
              <table:table-cell office:value-type="float" office:value="1.083692">
                <text:p>1.083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1.811358">
                <text:p>1.811358</text:p>
              </table:table-cell>
              <table:table-cell office:value-type="float" office:value="-2.842758">
                <text:p>-2.842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2.519676">
                <text:p>2.519676</text:p>
              </table:table-cell>
              <table:table-cell office:value-type="float" office:value="-0.63001">
                <text:p>-0.63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0.921642">
                <text:p>0.921642</text:p>
              </table:table-cell>
              <table:table-cell office:value-type="float" office:value="-1.297449">
                <text:p>-1.297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1.127061">
                <text:p>1.127061</text:p>
              </table:table-cell>
              <table:table-cell office:value-type="float" office:value="-2.83987">
                <text:p>-2.83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0.274051">
                <text:p>0.274051</text:p>
              </table:table-cell>
              <table:table-cell office:value-type="float" office:value="-1.17302">
                <text:p>-1.17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0.161755">
                <text:p>0.161755</text:p>
              </table:table-cell>
              <table:table-cell office:value-type="float" office:value="4.267481">
                <text:p>4.267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-0.969425">
                <text:p>-0.969425</text:p>
              </table:table-cell>
              <table:table-cell office:value-type="float" office:value="-2.483912">
                <text:p>-2.483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-1.29702">
                <text:p>-1.29702</text:p>
              </table:table-cell>
              <table:table-cell office:value-type="float" office:value="-2.318291">
                <text:p>-2.318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2.340641">
                <text:p>2.340641</text:p>
              </table:table-cell>
              <table:table-cell office:value-type="float" office:value="1.817918">
                <text:p>1.817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0.480322">
                <text:p>0.480322</text:p>
              </table:table-cell>
              <table:table-cell office:value-type="float" office:value="1.769998">
                <text:p>1.769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2.458877">
                <text:p>2.458877</text:p>
              </table:table-cell>
              <table:table-cell office:value-type="float" office:value="1.505153">
                <text:p>1.505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-2.802863">
                <text:p>-2.802863</text:p>
              </table:table-cell>
              <table:table-cell office:value-type="float" office:value="0.821691">
                <text:p>0.821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5.433889">
                <text:p>5.433889</text:p>
              </table:table-cell>
              <table:table-cell office:value-type="float" office:value="1.774232">
                <text:p>1.774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3.047207">
                <text:p>3.047207</text:p>
              </table:table-cell>
              <table:table-cell office:value-type="float" office:value="1.296173">
                <text:p>1.296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3.896889">
                <text:p>3.896889</text:p>
              </table:table-cell>
              <table:table-cell office:value-type="float" office:value="-0.651995">
                <text:p>-0.651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0.789429">
                <text:p>0.789429</text:p>
              </table:table-cell>
              <table:table-cell office:value-type="float" office:value="-0.836181">
                <text:p>-0.836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3.146716">
                <text:p>3.146716</text:p>
              </table:table-cell>
              <table:table-cell office:value-type="float" office:value="-1.92705">
                <text:p>-1.92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3.908554">
                <text:p>3.908554</text:p>
              </table:table-cell>
              <table:table-cell office:value-type="float" office:value="-3.786291">
                <text:p>-3.786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1.622528">
                <text:p>1.622528</text:p>
              </table:table-cell>
              <table:table-cell office:value-type="float" office:value="0.529464">
                <text:p>0.529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2.534795">
                <text:p>2.534795</text:p>
              </table:table-cell>
              <table:table-cell office:value-type="float" office:value="-0.038012">
                <text:p>-0.038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6.493069">
                <text:p>6.493069</text:p>
              </table:table-cell>
              <table:table-cell office:value-type="float" office:value="2.312339">
                <text:p>2.3123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2.330543">
                <text:p>2.330543</text:p>
              </table:table-cell>
              <table:table-cell office:value-type="float" office:value="3.911869">
                <text:p>3.911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5.549191">
                <text:p>5.549191</text:p>
              </table:table-cell>
              <table:table-cell office:value-type="float" office:value="-0.547237">
                <text:p>-0.547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6.269488">
                <text:p>6.269488</text:p>
              </table:table-cell>
              <table:table-cell office:value-type="float" office:value="0.223072">
                <text:p>0.223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5.284245">
                <text:p>5.284245</text:p>
              </table:table-cell>
              <table:table-cell office:value-type="float" office:value="-2.156115">
                <text:p>-2.156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8.444676">
                <text:p>8.444676</text:p>
              </table:table-cell>
              <table:table-cell office:value-type="float" office:value="-1.075859">
                <text:p>-1.075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10.336116">
                <text:p>10.336116</text:p>
              </table:table-cell>
              <table:table-cell office:value-type="float" office:value="2.766102">
                <text:p>2.7661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9.013792">
                <text:p>9.013792</text:p>
              </table:table-cell>
              <table:table-cell office:value-type="float" office:value="-3.580143">
                <text:p>-3.580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9.34516">
                <text:p>9.34516</text:p>
              </table:table-cell>
              <table:table-cell office:value-type="float" office:value="1.183014">
                <text:p>1.183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10.760556">
                <text:p>10.760556</text:p>
              </table:table-cell>
              <table:table-cell office:value-type="float" office:value="-2.822484">
                <text:p>-2.82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13.833339">
                <text:p>13.833339</text:p>
              </table:table-cell>
              <table:table-cell office:value-type="float" office:value="4.588289">
                <text:p>4.588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12.82553">
                <text:p>12.82553</text:p>
              </table:table-cell>
              <table:table-cell office:value-type="float" office:value="1.200328">
                <text:p>1.200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15.810972">
                <text:p>15.810972</text:p>
              </table:table-cell>
              <table:table-cell office:value-type="float" office:value="-2.082093">
                <text:p>-2.082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21.500205">
                <text:p>21.500205</text:p>
              </table:table-cell>
              <table:table-cell office:value-type="float" office:value="3.156253">
                <text:p>3.156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16.376882">
                <text:p>16.376882</text:p>
              </table:table-cell>
              <table:table-cell office:value-type="float" office:value="2.371534">
                <text:p>2.371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18.274086">
                <text:p>18.274086</text:p>
              </table:table-cell>
              <table:table-cell office:value-type="float" office:value="2.016573">
                <text:p>2.016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21.089917">
                <text:p>21.089917</text:p>
              </table:table-cell>
              <table:table-cell office:value-type="float" office:value="-0.510776">
                <text:p>-0.510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22.633687">
                <text:p>22.633687</text:p>
              </table:table-cell>
              <table:table-cell office:value-type="float" office:value="-0.0322">
                <text:p>-0.0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21.46976">
                <text:p>21.46976</text:p>
              </table:table-cell>
              <table:table-cell office:value-type="float" office:value="-0.389393">
                <text:p>-0.389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26.843288">
                <text:p>26.843288</text:p>
              </table:table-cell>
              <table:table-cell office:value-type="float" office:value="2.098314">
                <text:p>2.098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29.859643">
                <text:p>29.859643</text:p>
              </table:table-cell>
              <table:table-cell office:value-type="float" office:value="-1.362586">
                <text:p>-1.362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28.652622">
                <text:p>28.652622</text:p>
              </table:table-cell>
              <table:table-cell office:value-type="float" office:value="-1.093263">
                <text:p>-1.093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33.183325">
                <text:p>33.183325</text:p>
              </table:table-cell>
              <table:table-cell office:value-type="float" office:value="3.02112">
                <text:p>3.02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37.20791">
                <text:p>37.20791</text:p>
              </table:table-cell>
              <table:table-cell office:value-type="float" office:value="-3.376295">
                <text:p>-3.376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39.056131">
                <text:p>39.056131</text:p>
              </table:table-cell>
              <table:table-cell office:value-type="float" office:value="-0.106715">
                <text:p>-0.106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40.229372">
                <text:p>40.229372</text:p>
              </table:table-cell>
              <table:table-cell office:value-type="float" office:value="-0.382176">
                <text:p>-0.382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48.57375">
                <text:p>48.57375</text:p>
              </table:table-cell>
              <table:table-cell office:value-type="float" office:value="2.826474">
                <text:p>2.826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47.15533">
                <text:p>47.15533</text:p>
              </table:table-cell>
              <table:table-cell office:value-type="float" office:value="-1.806427">
                <text:p>-1.806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45.488423">
                <text:p>45.488423</text:p>
              </table:table-cell>
              <table:table-cell office:value-type="float" office:value="-0.255529">
                <text:p>-0.255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46.658649">
                <text:p>46.658649</text:p>
              </table:table-cell>
              <table:table-cell office:value-type="float" office:value="-4.033451">
                <text:p>-4.0334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50.9495">
                <text:p>50.9495</text:p>
              </table:table-cell>
              <table:table-cell office:value-type="float" office:value="0.51595">
                <text:p>0.51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53.845597">
                <text:p>53.845597</text:p>
              </table:table-cell>
              <table:table-cell office:value-type="float" office:value="0.035182">
                <text:p>0.035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59.234096">
                <text:p>59.234096</text:p>
              </table:table-cell>
              <table:table-cell office:value-type="float" office:value="2.129879">
                <text:p>2.129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58.877531">
                <text:p>58.877531</text:p>
              </table:table-cell>
              <table:table-cell office:value-type="float" office:value="0.474398">
                <text:p>0.474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62.615611">
                <text:p>62.615611</text:p>
              </table:table-cell>
              <table:table-cell office:value-type="float" office:value="1.35869">
                <text:p>1.358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68.051668">
                <text:p>68.051668</text:p>
              </table:table-cell>
              <table:table-cell office:value-type="float" office:value="4.382861">
                <text:p>4.382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67.364063">
                <text:p>67.364063</text:p>
              </table:table-cell>
              <table:table-cell office:value-type="float" office:value="0.436423">
                <text:p>0.4364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67.8637">
                <text:p>67.8637</text:p>
              </table:table-cell>
              <table:table-cell office:value-type="float" office:value="-2.509387">
                <text:p>-2.509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71.567167">
                <text:p>71.567167</text:p>
              </table:table-cell>
              <table:table-cell office:value-type="float" office:value="0.615633">
                <text:p>0.615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74.171765">
                <text:p>74.171765</text:p>
              </table:table-cell>
              <table:table-cell office:value-type="float" office:value="-0.502817">
                <text:p>-0.5028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77.298549">
                <text:p>77.298549</text:p>
              </table:table-cell>
              <table:table-cell office:value-type="float" office:value="1.753061">
                <text:p>1.753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80.517481">
                <text:p>80.517481</text:p>
              </table:table-cell>
              <table:table-cell office:value-type="float" office:value="-2.247493">
                <text:p>-2.247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84.469403">
                <text:p>84.469403</text:p>
              </table:table-cell>
              <table:table-cell office:value-type="float" office:value="2.042187">
                <text:p>2.042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86.172661">
                <text:p>86.172661</text:p>
              </table:table-cell>
              <table:table-cell office:value-type="float" office:value="-0.459642">
                <text:p>-0.459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89.15436">
                <text:p>89.15436</text:p>
              </table:table-cell>
              <table:table-cell office:value-type="float" office:value="1.81883">
                <text:p>1.81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87.421766">
                <text:p>87.421766</text:p>
              </table:table-cell>
              <table:table-cell office:value-type="float" office:value="-0.627638">
                <text:p>-0.6276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89.923855">
                <text:p>89.923855</text:p>
              </table:table-cell>
              <table:table-cell office:value-type="float" office:value="2.8218">
                <text:p>2.82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96.205836">
                <text:p>96.205836</text:p>
              </table:table-cell>
              <table:table-cell office:value-type="float" office:value="-3.423008">
                <text:p>-3.423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87.71643">
                <text:p>87.71643</text:p>
              </table:table-cell>
              <table:table-cell office:value-type="float" office:value="-0.122737">
                <text:p>-0.122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93.17122">
                <text:p>93.17122</text:p>
              </table:table-cell>
              <table:table-cell office:value-type="float" office:value="0.941077">
                <text:p>0.941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90.494393">
                <text:p>90.494393</text:p>
              </table:table-cell>
              <table:table-cell office:value-type="float" office:value="-0.724903">
                <text:p>-0.724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94.662106">
                <text:p>94.662106</text:p>
              </table:table-cell>
              <table:table-cell office:value-type="float" office:value="-2.35975">
                <text:p>-2.35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97.04264">
                <text:p>97.04264</text:p>
              </table:table-cell>
              <table:table-cell office:value-type="float" office:value="-0.716092">
                <text:p>-0.716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">
                <text:p>-0</text:p>
              </table:table-cell>
              <table:table-cell office:value-type="float" office:value="96.559327">
                <text:p>96.559327</text:p>
              </table:table-cell>
              <table:table-cell office:value-type="float" office:value="1.603098">
                <text:p>1.603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96.030684">
                <text:p>96.030684</text:p>
              </table:table-cell>
              <table:table-cell office:value-type="float" office:value="-0.838283">
                <text:p>-0.8382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92.843726">
                <text:p>92.843726</text:p>
              </table:table-cell>
              <table:table-cell office:value-type="float" office:value="-4.123278">
                <text:p>-4.123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94.106418">
                <text:p>94.106418</text:p>
              </table:table-cell>
              <table:table-cell office:value-type="float" office:value="-4.627178">
                <text:p>-4.6271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94.65479">
                <text:p>94.65479</text:p>
              </table:table-cell>
              <table:table-cell office:value-type="float" office:value="-2.761269">
                <text:p>-2.761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89.720644">
                <text:p>89.720644</text:p>
              </table:table-cell>
              <table:table-cell office:value-type="float" office:value="-0.198677">
                <text:p>-0.1986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90.202861">
                <text:p>90.202861</text:p>
              </table:table-cell>
              <table:table-cell office:value-type="float" office:value="-3.904679">
                <text:p>-3.9046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88.274349">
                <text:p>88.274349</text:p>
              </table:table-cell>
              <table:table-cell office:value-type="float" office:value="1.408651">
                <text:p>1.4086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86.636111">
                <text:p>86.636111</text:p>
              </table:table-cell>
              <table:table-cell office:value-type="float" office:value="0.300711">
                <text:p>0.300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87.400829">
                <text:p>87.400829</text:p>
              </table:table-cell>
              <table:table-cell office:value-type="float" office:value="-1.104915">
                <text:p>-1.104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83.982289">
                <text:p>83.982289</text:p>
              </table:table-cell>
              <table:table-cell office:value-type="float" office:value="1.110298">
                <text:p>1.110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81.418958">
                <text:p>81.418958</text:p>
              </table:table-cell>
              <table:table-cell office:value-type="float" office:value="0.475079">
                <text:p>0.4750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81.033262">
                <text:p>81.033262</text:p>
              </table:table-cell>
              <table:table-cell office:value-type="float" office:value="0.639528">
                <text:p>0.639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77.510646">
                <text:p>77.510646</text:p>
              </table:table-cell>
              <table:table-cell office:value-type="float" office:value="-0.950448">
                <text:p>-0.950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75.88479">
                <text:p>75.88479</text:p>
              </table:table-cell>
              <table:table-cell office:value-type="float" office:value="0.363202">
                <text:p>0.3632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73.56621">
                <text:p>73.56621</text:p>
              </table:table-cell>
              <table:table-cell office:value-type="float" office:value="0.502163">
                <text:p>0.5021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69.437191">
                <text:p>69.437191</text:p>
              </table:table-cell>
              <table:table-cell office:value-type="float" office:value="-2.759974">
                <text:p>-2.7599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66.516428">
                <text:p>66.516428</text:p>
              </table:table-cell>
              <table:table-cell office:value-type="float" office:value="-2.333995">
                <text:p>-2.333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70.207017">
                <text:p>70.207017</text:p>
              </table:table-cell>
              <table:table-cell office:value-type="float" office:value="-3.013896">
                <text:p>-3.013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61.457995">
                <text:p>61.457995</text:p>
              </table:table-cell>
              <table:table-cell office:value-type="float" office:value="2.475298">
                <text:p>2.4752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59.591452">
                <text:p>59.591452</text:p>
              </table:table-cell>
              <table:table-cell office:value-type="float" office:value="2.21501">
                <text:p>2.21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56.570228">
                <text:p>56.570228</text:p>
              </table:table-cell>
              <table:table-cell office:value-type="float" office:value="1.544774">
                <text:p>1.5447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56.687513">
                <text:p>56.687513</text:p>
              </table:table-cell>
              <table:table-cell office:value-type="float" office:value="-1.045853">
                <text:p>-1.0458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51.764076">
                <text:p>51.764076</text:p>
              </table:table-cell>
              <table:table-cell office:value-type="float" office:value="3.122827">
                <text:p>3.122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48.322774">
                <text:p>48.322774</text:p>
              </table:table-cell>
              <table:table-cell office:value-type="float" office:value="-3.615113">
                <text:p>-3.615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46.913459">
                <text:p>46.913459</text:p>
              </table:table-cell>
              <table:table-cell office:value-type="float" office:value="0.284408">
                <text:p>0.284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42.306793">
                <text:p>42.306793</text:p>
              </table:table-cell>
              <table:table-cell office:value-type="float" office:value="-0.471428">
                <text:p>-0.4714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41.259458">
                <text:p>41.259458</text:p>
              </table:table-cell>
              <table:table-cell office:value-type="float" office:value="1.405401">
                <text:p>1.4054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38.52728">
                <text:p>38.52728</text:p>
              </table:table-cell>
              <table:table-cell office:value-type="float" office:value="2.174678">
                <text:p>2.1746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35.95484">
                <text:p>35.95484</text:p>
              </table:table-cell>
              <table:table-cell office:value-type="float" office:value="-1.843178">
                <text:p>-1.8431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4.09586">
                <text:p>34.09586</text:p>
              </table:table-cell>
              <table:table-cell office:value-type="float" office:value="0.574704">
                <text:p>0.5747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34.044062">
                <text:p>34.044062</text:p>
              </table:table-cell>
              <table:table-cell office:value-type="float" office:value="-1.962926">
                <text:p>-1.9629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28.169989">
                <text:p>28.169989</text:p>
              </table:table-cell>
              <table:table-cell office:value-type="float" office:value="-3.170818">
                <text:p>-3.1708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25.199565">
                <text:p>25.199565</text:p>
              </table:table-cell>
              <table:table-cell office:value-type="float" office:value="-0.546383">
                <text:p>-0.5463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29.950767">
                <text:p>29.950767</text:p>
              </table:table-cell>
              <table:table-cell office:value-type="float" office:value="-2.556249">
                <text:p>-2.5562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17.02722">
                <text:p>17.02722</text:p>
              </table:table-cell>
              <table:table-cell office:value-type="float" office:value="-2.938444">
                <text:p>-2.938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24.225167">
                <text:p>24.225167</text:p>
              </table:table-cell>
              <table:table-cell office:value-type="float" office:value="-0.110164">
                <text:p>-0.110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17.199159">
                <text:p>17.199159</text:p>
              </table:table-cell>
              <table:table-cell office:value-type="float" office:value="2.648285">
                <text:p>2.6482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17.340136">
                <text:p>17.340136</text:p>
              </table:table-cell>
              <table:table-cell office:value-type="float" office:value="-0.037779">
                <text:p>-0.0377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15.573176">
                <text:p>15.573176</text:p>
              </table:table-cell>
              <table:table-cell office:value-type="float" office:value="-0.667247">
                <text:p>-0.6672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12.391155">
                <text:p>12.391155</text:p>
              </table:table-cell>
              <table:table-cell office:value-type="float" office:value="-5.170987">
                <text:p>-5.1709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12.303567">
                <text:p>12.303567</text:p>
              </table:table-cell>
              <table:table-cell office:value-type="float" office:value="0.929433">
                <text:p>0.9294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10.346053">
                <text:p>10.346053</text:p>
              </table:table-cell>
              <table:table-cell office:value-type="float" office:value="1.815527">
                <text:p>1.8155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12.767077">
                <text:p>12.767077</text:p>
              </table:table-cell>
              <table:table-cell office:value-type="float" office:value="0.449302">
                <text:p>0.449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5.251038">
                <text:p>5.251038</text:p>
              </table:table-cell>
              <table:table-cell office:value-type="float" office:value="0.858853">
                <text:p>0.8588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8.452042">
                <text:p>8.452042</text:p>
              </table:table-cell>
              <table:table-cell office:value-type="float" office:value="2.613251">
                <text:p>2.613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9.018532">
                <text:p>9.018532</text:p>
              </table:table-cell>
              <table:table-cell office:value-type="float" office:value="-0.655286">
                <text:p>-0.6552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10.666766">
                <text:p>10.666766</text:p>
              </table:table-cell>
              <table:table-cell office:value-type="float" office:value="1.123547">
                <text:p>1.1235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5.335986">
                <text:p>5.335986</text:p>
              </table:table-cell>
              <table:table-cell office:value-type="float" office:value="2.99079">
                <text:p>2.99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6.176779">
                <text:p>6.176779</text:p>
              </table:table-cell>
              <table:table-cell office:value-type="float" office:value="1.431134">
                <text:p>1.431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3.833218">
                <text:p>3.833218</text:p>
              </table:table-cell>
              <table:table-cell office:value-type="float" office:value="-5.877193">
                <text:p>-5.8771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4.959462">
                <text:p>4.959462</text:p>
              </table:table-cell>
              <table:table-cell office:value-type="float" office:value="-1.089061">
                <text:p>-1.089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4.169327">
                <text:p>4.169327</text:p>
              </table:table-cell>
              <table:table-cell office:value-type="float" office:value="-0.014105">
                <text:p>-0.014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1.964744">
                <text:p>1.964744</text:p>
              </table:table-cell>
              <table:table-cell office:value-type="float" office:value="2.933678">
                <text:p>2.933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4.586603">
                <text:p>4.586603</text:p>
              </table:table-cell>
              <table:table-cell office:value-type="float" office:value="1.482232">
                <text:p>1.482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2.441333">
                <text:p>2.441333</text:p>
              </table:table-cell>
              <table:table-cell office:value-type="float" office:value="2.095981">
                <text:p>2.0959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5.29458">
                <text:p>5.29458</text:p>
              </table:table-cell>
              <table:table-cell office:value-type="float" office:value="-0.021183">
                <text:p>-0.021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1.911976">
                <text:p>1.911976</text:p>
              </table:table-cell>
              <table:table-cell office:value-type="float" office:value="3.613372">
                <text:p>3.613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4.437628">
                <text:p>4.437628</text:p>
              </table:table-cell>
              <table:table-cell office:value-type="float" office:value="1.356246">
                <text:p>1.3562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1.526759">
                <text:p>1.526759</text:p>
              </table:table-cell>
              <table:table-cell office:value-type="float" office:value="-1.234507">
                <text:p>-1.2345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3.534793">
                <text:p>3.534793</text:p>
              </table:table-cell>
              <table:table-cell office:value-type="float" office:value="1.795235">
                <text:p>1.7952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-0.95786">
                <text:p>-0.95786</text:p>
              </table:table-cell>
              <table:table-cell office:value-type="float" office:value="-2.253957">
                <text:p>-2.253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4.227717">
                <text:p>4.227717</text:p>
              </table:table-cell>
              <table:table-cell office:value-type="float" office:value="1.213736">
                <text:p>1.2137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-0.611954">
                <text:p>-0.611954</text:p>
              </table:table-cell>
              <table:table-cell office:value-type="float" office:value="-1.898694">
                <text:p>-1.8986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3.030639">
                <text:p>3.030639</text:p>
              </table:table-cell>
              <table:table-cell office:value-type="float" office:value="0.627736">
                <text:p>0.627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2.588151">
                <text:p>2.588151</text:p>
              </table:table-cell>
              <table:table-cell office:value-type="float" office:value="1.927473">
                <text:p>1.9274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-1.986192">
                <text:p>-1.986192</text:p>
              </table:table-cell>
              <table:table-cell office:value-type="float" office:value="-1.075372">
                <text:p>-1.0753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-0.248976">
                <text:p>-0.248976</text:p>
              </table:table-cell>
              <table:table-cell office:value-type="float" office:value="-1.598154">
                <text:p>-1.598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-1.897686">
                <text:p>-1.897686</text:p>
              </table:table-cell>
              <table:table-cell office:value-type="float" office:value="0.693355">
                <text:p>0.693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4.436951">
                <text:p>4.436951</text:p>
              </table:table-cell>
              <table:table-cell office:value-type="float" office:value="2.617105">
                <text:p>2.617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-0.82998">
                <text:p>-0.82998</text:p>
              </table:table-cell>
              <table:table-cell office:value-type="float" office:value="0.84295">
                <text:p>0.842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2.966093">
                <text:p>2.966093</text:p>
              </table:table-cell>
              <table:table-cell office:value-type="float" office:value="-1.51593">
                <text:p>-1.515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-0.4922">
                <text:p>-0.4922</text:p>
              </table:table-cell>
              <table:table-cell office:value-type="float" office:value="-0.033346">
                <text:p>-0.0333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2.09187">
                <text:p>2.09187</text:p>
              </table:table-cell>
              <table:table-cell office:value-type="float" office:value="-0.534566">
                <text:p>-0.5345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-1.054435">
                <text:p>-1.054435</text:p>
              </table:table-cell>
              <table:table-cell office:value-type="float" office:value="3.106208">
                <text:p>3.1062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0.061961">
                <text:p>0.061961</text:p>
              </table:table-cell>
              <table:table-cell office:value-type="float" office:value="-1.309162">
                <text:p>-1.309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-3.281728">
                <text:p>-3.281728</text:p>
              </table:table-cell>
              <table:table-cell office:value-type="float" office:value="-3.31412">
                <text:p>-3.31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-2.520728">
                <text:p>-2.520728</text:p>
              </table:table-cell>
              <table:table-cell office:value-type="float" office:value="-0.18877">
                <text:p>-0.188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2.239198">
                <text:p>2.239198</text:p>
              </table:table-cell>
              <table:table-cell office:value-type="float" office:value="-1.562141">
                <text:p>-1.5621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1.570425">
                <text:p>1.570425</text:p>
              </table:table-cell>
              <table:table-cell office:value-type="float" office:value="-1.158898">
                <text:p>-1.1588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-0.335777">
                <text:p>-0.335777</text:p>
              </table:table-cell>
              <table:table-cell office:value-type="float" office:value="-1.234836">
                <text:p>-1.234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0.413727">
                <text:p>0.413727</text:p>
              </table:table-cell>
              <table:table-cell office:value-type="float" office:value="0.622145">
                <text:p>0.6221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-3.756624">
                <text:p>-3.756624</text:p>
              </table:table-cell>
              <table:table-cell office:value-type="float" office:value="-1.30712">
                <text:p>-1.307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-1.11291">
                <text:p>-1.11291</text:p>
              </table:table-cell>
              <table:table-cell office:value-type="float" office:value="3.343394">
                <text:p>3.3433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-0.792685">
                <text:p>-0.792685</text:p>
              </table:table-cell>
              <table:table-cell office:value-type="float" office:value="-1.933816">
                <text:p>-1.933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2.599007">
                <text:p>2.599007</text:p>
              </table:table-cell>
              <table:table-cell office:value-type="float" office:value="-0.620574">
                <text:p>-0.6205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0.035613">
                <text:p>0.035613</text:p>
              </table:table-cell>
              <table:table-cell office:value-type="float" office:value="0.786234">
                <text:p>0.7862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-0.954834">
                <text:p>-0.954834</text:p>
              </table:table-cell>
              <table:table-cell office:value-type="float" office:value="2.357484">
                <text:p>2.3574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1.438226">
                <text:p>1.438226</text:p>
              </table:table-cell>
              <table:table-cell office:value-type="float" office:value="-3.033187">
                <text:p>-3.0331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-0.375176">
                <text:p>-0.375176</text:p>
              </table:table-cell>
              <table:table-cell office:value-type="float" office:value="-0.769502">
                <text:p>-0.7695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.66532">
                <text:p>0.66532</text:p>
              </table:table-cell>
              <table:table-cell office:value-type="float" office:value="-6.78776">
                <text:p>-6.787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-1.783524">
                <text:p>-1.783524</text:p>
              </table:table-cell>
              <table:table-cell office:value-type="float" office:value="3.371009">
                <text:p>3.3710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0.661162">
                <text:p>0.661162</text:p>
              </table:table-cell>
              <table:table-cell office:value-type="float" office:value="2.570734">
                <text:p>2.5707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-0.237067">
                <text:p>-0.237067</text:p>
              </table:table-cell>
              <table:table-cell office:value-type="float" office:value="-2.282004">
                <text:p>-2.282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0.333364">
                <text:p>0.333364</text:p>
              </table:table-cell>
              <table:table-cell office:value-type="float" office:value="-0.28481">
                <text:p>-0.284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-1.970131">
                <text:p>-1.970131</text:p>
              </table:table-cell>
              <table:table-cell office:value-type="float" office:value="-1.18702">
                <text:p>-1.187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1.278871">
                <text:p>1.278871</text:p>
              </table:table-cell>
              <table:table-cell office:value-type="float" office:value="-1.253814">
                <text:p>-1.2538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-2.415597">
                <text:p>-2.415597</text:p>
              </table:table-cell>
              <table:table-cell office:value-type="float" office:value="0.934767">
                <text:p>0.934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-0.059933">
                <text:p>-0.059933</text:p>
              </table:table-cell>
              <table:table-cell office:value-type="float" office:value="0.339193">
                <text:p>0.3391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-0.370362">
                <text:p>-0.370362</text:p>
              </table:table-cell>
              <table:table-cell office:value-type="float" office:value="0.367035">
                <text:p>0.3670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-1.183071">
                <text:p>-1.183071</text:p>
              </table:table-cell>
              <table:table-cell office:value-type="float" office:value="-0.112336">
                <text:p>-0.112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